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9000000254EC66BDC9E028A13.png" manifest:media-type="image/png"/>
  <manifest:file-entry manifest:full-path="Pictures/1000020100000102000000C001D045C67FEE6337.png" manifest:media-type="image/png"/>
  <manifest:file-entry manifest:full-path="Pictures/1000AFF80000154A00000FEB08D1519C62BA1F9D.svg" manifest:media-type="image/svg+xml"/>
  <manifest:file-entry manifest:full-path="Pictures/100000000000017A00000171BEC55BB0BA0C64AB.png" manifest:media-type="image/png"/>
  <manifest:file-entry manifest:full-path="Pictures/100000000000017A00000171177EBD697E42E992.png" manifest:media-type="image/png"/>
  <manifest:file-entry manifest:full-path="Pictures/100002010000015C0000022CB9A9F430A8141E7A.png" manifest:media-type="image/png"/>
  <manifest:file-entry manifest:full-path="Pictures/1000020100000130000001102162B9CD0E869E5B.png" manifest:media-type="image/png"/>
  <manifest:file-entry manifest:full-path="Pictures/10000201000002A1000001ABFD59BEB46E569911.png" manifest:media-type="image/png"/>
  <manifest:file-entry manifest:full-path="Pictures/10000201000001C7000001208D4426A2F332B349.png" manifest:media-type="image/png"/>
  <manifest:file-entry manifest:full-path="Pictures/100002010000019B000001E880CE966257468023.png" manifest:media-type="image/png"/>
  <manifest:file-entry manifest:full-path="Pictures/100055C500000F4C0000031AA424FA8BD41AC5D7.svg" manifest:media-type="image/svg+xml"/>
  <manifest:file-entry manifest:full-path="Pictures/1000020100000104000000CAB7ED71B95FC8C9C8.png" manifest:media-type="image/png"/>
  <manifest:file-entry manifest:full-path="Pictures/1000020100000280000001A2401834828C72D7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2" svg:font-family="'Lohit Devanagari'" style:font-pitch="variable"/>
    <style:font-face style:name="Noto Sans CJK SC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6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3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5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6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333333" draw:textarea-vertical-align="middle"/>
    </style:style>
    <style:style style:name="gr1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20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23" style:family="graphic" style:parent-style-name="standard">
      <style:graphic-properties draw:stroke="none" draw:fill="none" fo:min-height="0.713cm"/>
      <style:paragraph-properties style:writing-mode="lr-tb"/>
    </style:style>
    <style:style style:name="gr24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8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3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3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3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35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36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37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3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4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4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4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49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0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1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5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53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5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59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60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61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6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6.193cm" fo:padding-top="0.053cm" fo:padding-bottom="0.053cm" fo:padding-left="0.053cm" fo:padding-right="0.053cm"/>
    </style:style>
    <style:style style:name="gr6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43cm" fo:min-width="6.854cm" fo:padding-top="0.053cm" fo:padding-bottom="0.053cm" fo:padding-left="0.053cm" fo:padding-right="0.053cm"/>
      <style:paragraph-properties style:writing-mode="lr-tb"/>
    </style:style>
    <style:style style:name="gr6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5.38cm" fo:padding-top="0.053cm" fo:padding-bottom="0.053cm" fo:padding-left="0.053cm" fo:padding-right="0.053cm"/>
      <style:paragraph-properties style:writing-mode="lr-tb"/>
    </style:style>
    <style:style style:name="gr65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66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7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8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69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70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71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7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477cm" fo:padding-top="0.178cm" fo:padding-bottom="0.178cm" fo:padding-left="0.303cm" fo:padding-right="0.303cm"/>
    </style:style>
    <style:style style:name="gr73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578cm" fo:padding-top="0.178cm" fo:padding-bottom="0.178cm" fo:padding-left="0.303cm" fo:padding-right="0.303cm"/>
    </style:style>
    <style:style style:name="gr74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0.91cm" fo:min-width="0.66cm" fo:padding-top="0.231cm" fo:padding-bottom="0.231cm" fo:padding-left="0.356cm" fo:padding-right="0.356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0.668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cm, 0cm, 0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3cm, 3.913cm, 9.229cm, 0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cm, 9.279cm, 4.018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3cm, 3.913cm, 0.104cm, 0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6cm, 0cm, 0.093cm, 4.018cm)" draw:image-opacity="100%" style:mirror="none"/>
    </style:style>
    <style:style style:name="gr81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512cm" fo:padding-top="0.178cm" fo:padding-bottom="0.178cm" fo:padding-left="0.303cm" fo:padding-right="0.303cm"/>
    </style:style>
    <style:style style:name="gr8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0.613cm" fo:padding-top="0.178cm" fo:padding-bottom="0.178cm" fo:padding-left="0.303cm" fo:padding-right="0.303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5.865cm)" draw:image-opacity="100%" style:mirror="none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.003cm, 0cm, 5.837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7cm, 3.083cm, 0.668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3.798cm, 0cm, 0cm)" draw:image-opacity="100%" style:mirror="none"/>
    </style:style>
    <style:style style:name="gr8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7.666cm" fo:padding-top="0.053cm" fo:padding-bottom="0.053cm" fo:padding-left="0.053cm" fo:padding-right="0.053cm"/>
      <style:paragraph-properties style:writing-mode="lr-tb"/>
    </style:style>
    <style:style style:name="gr88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20.925cm" fo:padding-top="0.053cm" fo:padding-bottom="0.053cm" fo:padding-left="0.053cm" fo:padding-right="0.053cm"/>
    </style:style>
    <style:style style:name="gr89" style:family="graphic" style:parent-style-name="standard">
      <style:graphic-properties draw:stroke="none" svg:stroke-color="#000000" draw:fill="solid" draw:fill-color="#ffbf00" draw:opacity="20%" draw:textarea-horizontal-align="left" draw:auto-grow-height="true" draw:auto-grow-width="true" fo:min-height="0.712cm" fo:min-width="3.986cm"/>
      <style:paragraph-properties style:writing-mode="lr-tb"/>
    </style:style>
    <style:style style:name="gr90" style:family="graphic" style:parent-style-name="standard">
      <style:graphic-properties draw:stroke="none" svg:stroke-color="#000000" draw:fill="solid" draw:fill-color="#729fcf" draw:opacity="20%" draw:textarea-horizontal-align="left" draw:auto-grow-height="true" draw:auto-grow-width="true" fo:min-height="0.712cm" fo:min-width="4.341cm"/>
      <style:paragraph-properties style:writing-mode="lr-tb"/>
    </style:style>
    <style:style style:name="gr91" style:family="graphic" style:parent-style-name="standard">
      <style:graphic-properties draw:stroke="none" svg:stroke-color="#000000" draw:fill="solid" draw:fill-color="#ec9ba4" draw:opacity="20%" draw:textarea-horizontal-align="left" draw:auto-grow-height="true" draw:auto-grow-width="true" fo:min-height="0.712cm" fo:min-width="3.249cm"/>
      <style:paragraph-properties style:writing-mode="lr-tb"/>
    </style:style>
    <style:style style:name="gr9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2.198cm" fo:min-width="1.948cm" fo:padding-top="0.151cm" fo:padding-bottom="0.151cm" fo:padding-left="0.276cm" fo:padding-right="0.276cm"/>
    </style:style>
    <style:style style:name="gr93" style:family="graphic" style:parent-style-name="standard">
      <style:graphic-properties svg:stroke-color="#000000" draw:fill-color="#808080" draw:textarea-horizontal-align="justify" draw:textarea-vertical-align="middle" draw:auto-grow-height="false" fo:min-height="0.007cm" fo:min-width="0cm"/>
    </style:style>
    <style:style style:name="gr94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271cm" fo:min-width="0.259cm" fo:padding-top="0.152cm" fo:padding-bottom="0.152cm" fo:padding-left="0.277cm" fo:padding-right="0.277cm"/>
    </style:style>
    <style:style style:name="gr96" style:family="graphic" style:parent-style-name="objectwithoutfill">
      <style:graphic-properties draw:stroke="solid" draw:stroke-dash="Dashed_20__28_var_29_" svg:stroke-width="0.212cm" svg:stroke-color="#000000" draw:marker-start-width="0.518cm" draw:marker-end="Symmetric_20_Arrow" draw:marker-end-width="0.518cm" draw:fill="solid" draw:textarea-vertical-align="middle" fo:padding-top="0.231cm" fo:padding-bottom="0.231cm" fo:padding-left="0.356cm" fo:padding-right="0.356cm"/>
    </style:style>
    <style:style style:name="gr9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049cm" fo:min-width="0.205cm" fo:padding-top="0.152cm" fo:padding-bottom="0.152cm" fo:padding-left="0.277cm" fo:padding-right="0.277cm"/>
    </style:style>
    <style:style style:name="gr9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99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0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7.746cm" fo:min-width="5.177cm" fo:padding-top="0.053cm" fo:padding-bottom="0.053cm" fo:padding-left="0.053cm" fo:padding-right="0.053cm"/>
    </style:style>
    <style:style style:name="gr10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7.747cm" fo:min-width="7.666cm" fo:padding-top="0.053cm" fo:padding-bottom="0.053cm" fo:padding-left="0.053cm" fo:padding-right="0.053cm"/>
      <style:paragraph-properties style:writing-mode="lr-tb"/>
    </style:style>
    <style:style style:name="gr10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7.747cm" fo:min-width="6.6cm" fo:padding-top="0.053cm" fo:padding-bottom="0.053cm" fo:padding-left="0.053cm" fo:padding-right="0.053cm"/>
      <style:paragraph-properties style:writing-mode="lr-tb"/>
    </style:style>
    <style:style style:name="gr103" style:family="graphic" style:parent-style-name="Graphic">
      <style:graphic-properties draw:stroke="dash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7.82cm" fo:min-width="19.656cm" fo:padding-top="0.027cm" fo:padding-bottom="0.027cm" fo:padding-left="0.027cm" fo:padding-right="0.027cm"/>
    </style:style>
    <style:style style:name="gr104" style:family="graphic" style:parent-style-name="objectwithoutfill">
      <style:graphic-properties draw:stroke="dash" draw:stroke-dash="Dot" svg:stroke-width="0.081cm" svg:stroke-color="#00a933" draw:marker-start-width="0.322cm" draw:marker-end-width="0.322cm" svg:stroke-opacity="100%" draw:fill="solid" draw:textarea-vertical-align="middle" fo:padding-top="0.166cm" fo:padding-bottom="0.166cm" fo:padding-left="0.291cm" fo:padding-right="0.291cm"/>
    </style:style>
    <style:style style:name="gr105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06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62cm" fo:min-width="0.712cm" fo:padding-top="0.205cm" fo:padding-bottom="0.205cm" fo:padding-left="0.33cm" fo:padding-right="0.33cm"/>
    </style:style>
    <style:style style:name="gr107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35cm" fo:min-width="2.771cm" fo:padding-top="0.166cm" fo:padding-bottom="0.166cm" fo:padding-left="0.291cm" fo:padding-right="0.291cm"/>
    </style:style>
    <style:style style:name="gr108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</style:style>
    <style:style style:name="gr10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  <style:paragraph-properties style:writing-mode="lr-tb"/>
    </style:style>
    <style:style style:name="gr110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2.517cm" fo:padding-top="0.166cm" fo:padding-bottom="0.166cm" fo:padding-left="0.291cm" fo:padding-right="0.291cm"/>
    </style:style>
    <style:style style:name="gr1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3.698cm, 1.965cm, 0.988cm)" draw:image-opacity="100%" style:mirror="none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1cm, 3.698cm, 0.795cm, 0.988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cm, 0.394cm, 2.349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455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6cm, 2.991cm, 0.03cm, 0.757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0.082cm)" draw:image-opacity="100%" style:mirror="none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0.021cm)" draw:image-opacity="100%" style:mirror="none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1cm, 1.522cm, -0.018cm, 1.797cm)" draw:image-opacity="100%" style:mirror="none"/>
    </style:style>
    <style:style style:name="gr11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8.275cm" fo:min-width="5.177cm" fo:padding-top="0.053cm" fo:padding-bottom="0.053cm" fo:padding-left="0.053cm" fo:padding-right="0.053cm"/>
    </style:style>
    <style:style style:name="gr120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8.276cm" fo:min-width="6.803cm" fo:padding-top="0.053cm" fo:padding-bottom="0.053cm" fo:padding-left="0.053cm" fo:padding-right="0.053cm"/>
      <style:paragraph-properties style:writing-mode="lr-tb"/>
    </style:style>
    <style:style style:name="gr12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8.276cm" fo:min-width="5.431cm" fo:padding-top="0.053cm" fo:padding-bottom="0.053cm" fo:padding-left="0.053cm" fo:padding-right="0.053cm"/>
      <style:paragraph-properties style:writing-mode="lr-tb"/>
    </style:style>
    <style:style style:name="gr122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02cm" fo:min-width="17.596cm" fo:padding-top="0.041cm" fo:padding-bottom="0.041cm" fo:padding-left="0.041cm" fo:padding-right="0.041cm"/>
    </style:style>
    <style:style style:name="gr1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4cm, 3.698cm, 0.792cm, 0.988cm)" draw:image-opacity="100%" style:mirror="none"/>
    </style:style>
    <style:style style:name="gr124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8.3cm" fo:min-width="17.596cm" fo:padding-top="0.041cm" fo:padding-bottom="0.041cm" fo:padding-left="0.041cm" fo:padding-right="0.041cm"/>
    </style:style>
    <style:style style:name="gr125" style:family="graphic" style:parent-style-name="objectwithoutfill">
      <style:graphic-properties draw:stroke="solid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cm"/>
      <style:paragraph-properties style:writing-mode="lr-tb"/>
    </style:style>
    <style:style style:name="gr12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10.714cm" fo:min-width="7.311cm" fo:padding-top="0.053cm" fo:padding-bottom="0.053cm" fo:padding-left="0.053cm" fo:padding-right="0.053cm"/>
    </style:style>
    <style:style style:name="gr12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10.714cm" fo:min-width="5.451cm" fo:padding-top="0.053cm" fo:padding-bottom="0.053cm" fo:padding-left="0.053cm" fo:padding-right="0.053cm"/>
      <style:paragraph-properties style:writing-mode="lr-tb"/>
    </style:style>
    <style:style style:name="gr12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10.714cm" fo:min-width="4.618cm" fo:padding-top="0.053cm" fo:padding-bottom="0.053cm" fo:padding-left="0.053cm" fo:padding-right="0.053cm"/>
      <style:paragraph-properties style:writing-mode="lr-tb"/>
    </style:style>
    <style:style style:name="gr130" style:family="graphic" style:parent-style-name="Graphic">
      <style:graphic-properties draw:stroke="dash" draw:stroke-dash="Long_20_Dash" svg:stroke-width="0.081cm" svg:stroke-color="#000000" draw:marker-start-width="0.322cm" draw:marker-end-width="0.322cm" draw:fill="none" draw:fill-color="#b85c00" draw:opacity="10%" draw:textarea-horizontal-align="justify" draw:textarea-vertical-align="middle" draw:auto-grow-height="false" fo:min-height="10.738cm" fo:min-width="17.596cm" fo:padding-top="0.041cm" fo:padding-bottom="0.041cm" fo:padding-left="0.041cm" fo:padding-right="0.041cm"/>
    </style:style>
    <style:style style:name="gr131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32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3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34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35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2.287cm" fo:min-width="0.259cm" fo:padding-top="0.152cm" fo:padding-bottom="0.152cm" fo:padding-left="0.277cm" fo:padding-right="0.277cm"/>
    </style:style>
    <style:style style:name="gr136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37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7.976cm" fo:min-width="0.259cm" fo:padding-top="0.152cm" fo:padding-bottom="0.152cm" fo:padding-left="0.277cm" fo:padding-right="0.277cm"/>
    </style:style>
    <style:style style:name="gr138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1.196cm" fo:padding-top="0.166cm" fo:padding-bottom="0.166cm" fo:padding-left="0.291cm" fo:padding-right="0.291cm"/>
    </style:style>
    <style:style style:name="gr1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2.807cm, 0.431cm, 1.033cm)" draw:image-opacity="100%" style:mirror="none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401cm, 0.431cm, 0.082cm)" draw:image-opacity="100%" style:mirror="none"/>
    </style:style>
    <style:style style:name="gr1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2.807cm, -0.007cm, 1.03cm)" draw:image-opacity="100%" style:mirror="none"/>
    </style:style>
    <style:style style:name="gr1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3cm, 3.673cm, -0.007cm, 0.021cm)" draw:image-opacity="100%" style:mirror="none"/>
    </style:style>
    <style:style style:name="gr143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0.688cm" fo:padding-top="0.166cm" fo:padding-bottom="0.166cm" fo:padding-left="0.291cm" fo:padding-right="0.291cm"/>
    </style:style>
    <style:style style:name="P1" style:family="paragraph">
      <loext:graphic-properties draw:fill="solid" draw:fill-color="#ffbf00" draw:opacity="15%"/>
      <style:paragraph-properties fo:text-align="center" style:writing-mode="lr-tb"/>
    </style:style>
    <style:style style:name="P2" style:family="paragraph">
      <loext:graphic-properties draw:fill="gradient" draw:fill-color="#dddddd" draw:fill-gradient-name="Gradient_20_51" draw:opacity="100%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opacity="35%"/>
      <style:paragraph-properties fo:text-align="center" style:writing-mode="lr-tb"/>
    </style:style>
    <style:style style:name="P5" style:family="paragraph">
      <loext:graphic-properties draw:fill="solid"/>
      <style:paragraph-properties fo:margin-left="0.051cm" fo:margin-right="0.102cm" fo:text-align="center" fo:text-indent="0.178cm"/>
    </style:style>
    <style:style style:name="P6" style:family="paragraph">
      <loext:graphic-properties draw:fill-color="#000000" draw:opacity="100%"/>
      <style:paragraph-properties fo:text-align="center"/>
    </style:style>
    <style:style style:name="P7" style:family="paragraph">
      <loext:graphic-properties draw:fill="solid"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666666" draw:opacity="65%"/>
      <style:paragraph-properties fo:text-align="center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999999" draw:opacity="64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dddddd"/>
      <style:paragraph-properties fo:text-align="center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 draw:fill-color="#999999"/>
      <style:paragraph-properties fo:text-align="center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ffff" draw:opacity="100%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loext:graphic-properties draw:fill="solid" draw:fill-color="#ffbf00" draw:opacity="20%"/>
      <style:paragraph-properties fo:text-align="center"/>
    </style:style>
    <style:style style:name="P24" style:family="paragraph">
      <loext:graphic-properties draw:fill="solid" draw:fill-color="#ec9ba4" draw:opacity="20%"/>
      <style:paragraph-properties fo:text-align="center" style:writing-mode="lr-tb"/>
    </style:style>
    <style:style style:name="P25" style:family="paragraph">
      <loext:graphic-properties draw:fill="solid" draw:fill-color="#729fcf" draw:opacity="20%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P2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2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style:writing-mode="lr-tb"/>
      <style:text-properties fo:font-weight="bold"/>
    </style:style>
    <style:style style:name="P31" style:family="paragraph">
      <loext:graphic-properties draw:fill="none" draw:fill-color="#b85c00" draw:opacity="10%"/>
      <style:paragraph-properties fo:text-align="center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34" style:family="paragraph">
      <loext:graphic-properties draw:fill="solid" draw:fill-color="#ffbf00" draw:opacity="20%"/>
      <style:paragraph-properties style:writing-mode="lr-tb"/>
      <style:text-properties fo:font-weight="bold"/>
    </style:style>
    <style:style style:name="P35" style:family="paragraph">
      <loext:graphic-properties draw:fill="solid" draw:fill-color="#729fcf" draw:opacity="20%"/>
      <style:paragraph-properties style:writing-mode="lr-tb"/>
      <style:text-properties fo:font-weight="bold"/>
    </style:style>
    <style:style style:name="P36" style:family="paragraph">
      <loext:graphic-properties draw:fill="solid" draw:fill-color="#ec9ba4" draw:opacity="20%"/>
      <style:paragraph-properties style:writing-mode="lr-tb"/>
      <style:text-properties fo:font-weight="bold"/>
    </style:style>
    <style:style style:name="P37" style:family="paragraph">
      <loext:graphic-properties draw:fill-color="#cccccc"/>
      <style:paragraph-properties fo:text-align="center"/>
    </style:style>
    <style:style style:name="P38" style:family="paragraph">
      <loext:graphic-properties draw:fill-color="#808080"/>
      <style:paragraph-properties fo:text-align="center"/>
    </style:style>
    <style:style style:name="P39" style:family="paragraph">
      <loext:graphic-properties draw:fill="none" draw:fill-color="#333333" draw:opacity="100%"/>
      <style:paragraph-properties fo:text-align="center"/>
    </style:style>
    <style:style style:name="P40" style:family="paragraph">
      <loext:graphic-properties draw:fill-color="#333333" draw:opacity="100%"/>
      <style:paragraph-properties fo:text-align="center"/>
    </style:style>
    <style:style style:name="P41" style:family="paragraph">
      <loext:graphic-properties draw:fill="solid" draw:fill-color="#fffff2" draw:opacity="100%"/>
      <style:paragraph-properties fo:text-align="center"/>
    </style:style>
    <style:style style:name="P42" style:family="paragraph">
      <loext:graphic-properties draw:fill="solid" draw:fill-color="#fff2ff" draw:opacity="100%"/>
      <style:paragraph-properties fo:text-align="center" style:writing-mode="lr-tb"/>
    </style:style>
    <style:style style:name="P43" style:family="paragraph">
      <loext:graphic-properties draw:fill="solid" draw:fill-color="#f2ffff" draw:opacity="100%"/>
      <style:paragraph-properties fo:text-align="center" style:writing-mode="lr-tb"/>
    </style:style>
    <style:style style:name="P44" style:family="paragraph">
      <loext:graphic-properties draw:fill="solid"/>
      <style:paragraph-properties fo:margin-left="0cm" fo:margin-right="0cm" fo:text-align="center" fo:text-indent="0.203cm"/>
    </style:style>
    <style:style style:name="P45" style:family="paragraph">
      <loext:graphic-properties draw:fill="none" draw:fill-color="#ffffff"/>
      <style:paragraph-properties fo:text-align="center"/>
    </style:style>
    <style:style style:name="P46" style:family="paragraph">
      <loext:graphic-properties draw:fill-color="#333333" draw:opacity="100%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margin-left="0cm" fo:margin-right="0cm" fo:text-align="center" fo:text-indent="0.203cm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weight="normal"/>
    </style:style>
    <style:style style:name="P49" style:family="paragraph">
      <style:paragraph-properties fo:text-align="center" style:writing-mode="lr-tb"/>
      <style:text-properties fo:font-size="18pt"/>
    </style:style>
    <style:style style:name="P50" style:family="paragraph">
      <loext:graphic-properties draw:fill="solid" draw:fill-color="#fff2ff" draw:opacity="100%"/>
      <style:paragraph-properties fo:text-align="center" style:writing-mode="lr-tb"/>
      <style:text-properties fo:font-size="18pt"/>
    </style:style>
    <style:style style:name="P51" style:family="paragraph">
      <loext:graphic-properties draw:fill="solid" draw:fill-color="#f2ffff" draw:opacity="100%"/>
      <style:paragraph-properties fo:text-align="center" style:writing-mode="lr-tb"/>
      <style:text-properties fo:font-size="18pt"/>
    </style:style>
    <style:style style:name="P52" style:family="paragraph">
      <loext:graphic-properties draw:fill="gradient" draw:fill-color="#dddddd" draw:fill-gradient-name="Gradient_20_54" draw:opacity="100%"/>
      <style:paragraph-properties fo:text-align="center"/>
    </style:style>
    <style:style style:name="P53" style:family="paragraph">
      <loext:graphic-properties draw:fill-color="#333333" draw:opacity="65%"/>
      <style:paragraph-properties fo:text-align="center"/>
    </style:style>
    <style:style style:name="P54" style:family="paragraph">
      <loext:graphic-properties draw:fill-color="#ffffff"/>
      <style:paragraph-properties fo:text-align="center" style:writing-mode="lr-tb"/>
      <style:text-properties fo:font-size="18pt"/>
    </style:style>
    <style:style style:name="P55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/>
    </style:style>
    <style:style style:name="T6" style:family="text">
      <style:text-properties fo:font-weight="normal"/>
    </style:style>
    <style:style style:name="T7" style:family="text">
      <style:text-properties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38cm" svg:height="5.892cm" draw:transform="skewX (2.07413593384466E-017) rotate (2.96705972839036) translate (23.698cm 15.665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3" draw:text-style-name="P3" draw:layer="layout" svg:x1="12.402cm" svg:y1="6.339cm" svg:x2="12.402cm" svg:y2="12.602cm">
          <text:p/>
        </draw:line>
        <draw:line draw:style-name="gr4" draw:text-style-name="P4" draw:layer="layout" svg:x1="9.748cm" svg:y1="12.545cm" svg:x2="13.283cm" svg:y2="10.505cm">
          <text:p/>
        </draw:line>
        <draw:line draw:style-name="gr3" draw:text-style-name="P3" draw:layer="layout" svg:x1="22.302cm" svg:y1="6.339cm" svg:x2="22.302cm" svg:y2="11.276cm">
          <text:p/>
        </draw:line>
        <draw:line draw:style-name="gr4" draw:text-style-name="P4" draw:layer="layout" svg:x1="13.241cm" svg:y1="10.494cm" svg:x2="23.639cm" svg:y2="10.494cm">
          <text:p/>
        </draw:line>
        <draw:line draw:style-name="gr5" draw:text-style-name="P4" draw:layer="layout" svg:x1="20.253cm" svg:y1="12.507cm" svg:x2="23.739cm" svg:y2="10.494cm">
          <text:p/>
        </draw:line>
        <draw:line draw:style-name="gr5" draw:text-style-name="P4" draw:layer="layout" svg:x1="23.675cm" svg:y1="10.496cm" svg:x2="28.815cm" svg:y2="10.496cm">
          <text:p/>
        </draw:line>
        <draw:line draw:style-name="gr5" draw:text-style-name="P4" draw:layer="layout" svg:x1="2.321cm" svg:y1="12.505cm" svg:x2="20.152cm" svg:y2="12.506cm">
          <text:p/>
        </draw:line>
        <draw:line draw:style-name="gr6" draw:text-style-name="P5" draw:layer="layout" svg:x1="23.438cm" svg:y1="10.667cm" svg:x2="27.989cm" svg:y2="8.039cm">
          <text:p/>
        </draw:line>
        <draw:line draw:style-name="gr7" draw:text-style-name="P5" draw:layer="layout" svg:x1="23.437cm" svg:y1="10.668cm" svg:x2="27.988cm" svg:y2="8.04cm">
          <text:p/>
        </draw:line>
        <draw:g>
          <draw:custom-shape draw:style-name="gr8" draw:text-style-name="P6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8" draw:text-style-name="P6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9.994cm 13.3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7" draw:layer="layout" svg:width="1.778cm" svg:height="0.254cm" draw:transform="rotate (1.39626340159546) translate (13.062cm 11.24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10" draw:text-style-name="P8" xml:id="id1" draw:id="id1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" draw:id="id3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9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8" xml:id="id6" draw:id="id6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9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5" draw:text-style-name="P10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5" draw:layer="layout" svg:x1="24.135cm" svg:y1="10.496cm" svg:x2="28.656cm" svg:y2="10.496cm">
          <text:p/>
        </draw:line>
        <draw:custom-shape draw:style-name="gr10" draw:text-style-name="P8" xml:id="id7" draw:id="id7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9" draw:id="id9" draw:layer="layout" svg:width="0.049cm" svg:height="0.049cm" svg:x="19.626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7" draw:text-style-name="P11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18" draw:text-style-name="P3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19" draw:text-style-name="P12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3" draw:layer="layout" draw:type="curve" svg:x1="17.327cm" svg:y1="9.861cm" svg:x2="18.46cm" svg:y2="9.153cm" draw:start-shape="id1" draw:start-glue-point="10" draw:end-shape="id2" draw:end-glue-point="3" svg:d="M17327 9861c850 0 284-708 1133-708" svg:viewBox="0 0 1134 709">
          <text:p/>
        </draw:connector>
        <draw:connector draw:style-name="gr20" draw:text-style-name="P3" draw:layer="layout" draw:type="curve" svg:x1="20.431cm" svg:y1="10.48cm" svg:x2="20.152cm" svg:y2="9.153cm" draw:start-shape="id3" draw:start-glue-point="4" draw:end-shape="id2" draw:end-glue-point="1" svg:d="M20431 10480c0-885-93-1327-279-1327" svg:viewBox="0 0 280 1328">
          <text:p/>
        </draw:connector>
        <draw:custom-shape draw:style-name="gr10" draw:text-style-name="P8" xml:id="id4" draw:id="id4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1" draw:text-style-name="P13" xml:id="id2" draw:id="id2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21" draw:text-style-name="P13" xml:id="id5" draw:id="id5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20" draw:text-style-name="P3" draw:layer="layout" draw:type="curve" svg:x1="12.881cm" svg:y1="12.757cm" svg:x2="13.261cm" svg:y2="13.854cm" draw:start-shape="id4" draw:start-glue-point="8" draw:end-shape="id5" draw:end-glue-point="3" svg:d="M12881 12757c0 732 126 1097 380 1097" svg:viewBox="0 0 381 1098">
          <text:p/>
        </draw:connector>
        <draw:connector draw:style-name="gr20" draw:text-style-name="P3" draw:layer="layout" draw:type="curve" svg:x1="16.107cm" svg:y1="13.106cm" svg:x2="14.953cm" svg:y2="13.854cm" draw:start-shape="id6" draw:start-glue-point="6" draw:end-shape="id5" draw:end-glue-point="1" svg:d="M16107 13106c-867 0-290 748-1154 748" svg:viewBox="0 0 1155 749">
          <text:p/>
        </draw:connector>
        <draw:frame draw:style-name="gr21" draw:text-style-name="P13" xml:id="id8" draw:id="id8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2" draw:text-style-name="P14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5" draw:layer="layout" svg:width="1.603cm" svg:height="0.963cm" svg:x="16.053cm" svg:y="5.271cm">
          <draw:text-box>
            <text:p><text:span text:style-name="T1">+ <text:s/>−</text:span></text:p>
          </draw:text-box>
        </draw:frame>
        <draw:connector draw:style-name="gr24" draw:text-style-name="P3" draw:layer="layout" draw:type="curve" svg:x1="13.94cm" svg:y1="6.77cm" svg:x2="15.838cm" svg:y2="5.752cm" draw:start-shape="id7" draw:start-glue-point="10" draw:end-shape="id8" draw:end-glue-point="3" svg:d="M13940 6770c1425 0 476-1018 1898-1018" svg:viewBox="0 0 1899 1019">
          <text:p/>
        </draw:connector>
        <draw:connector draw:style-name="gr24" draw:text-style-name="P3" draw:layer="layout" draw:type="curve" svg:x1="19.627cm" svg:y1="6.758cm" svg:x2="17.87cm" svg:y2="5.752cm" draw:start-shape="id9" draw:start-glue-point="10" draw:end-shape="id8" draw:end-glue-point="1" svg:d="M19627 6758c-1318 0-440-1006-1757-1006" svg:viewBox="0 0 1758 1007">
          <text:p/>
        </draw:connector>
        <draw:line draw:style-name="gr25" draw:text-style-name="P4" draw:layer="layout" svg:x1="2.322cm" svg:y1="12.507cm" svg:x2="7.351cm" svg:y2="12.508cm">
          <text:p/>
        </draw:line>
        <draw:custom-shape draw:style-name="gr26" draw:text-style-name="P16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6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3.478cm" svg:y="11.649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801cm" svg:y="9.072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1.396cm" svg:y="12.995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9.902cm" svg:y="14.473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0.822cm" svg:height="0.822cm" svg:x="28.897cm" svg:y="10.063cm">
          <text:p text:style-name="P17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1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3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8" draw:layer="layout" svg:width="0.822cm" svg:height="0.822cm" svg:x="8.14cm" svg:y="6.812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6.295cm" svg:y="11.094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1.887cm" svg:height="1.887cm" svg:x="2.542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36" draw:text-style-name="P6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2" draw:layer="layout" svg:width="0.82cm" svg:height="0.962cm" svg:x="2.035cm" svg:y="15.444cm">
          <draw:text-box>
            <text:p><text:span text:style-name="T2">z</text:span></text:p>
          </draw:text-box>
        </draw:frame>
        <draw:frame draw:style-name="gr38" draw:text-style-name="P22" draw:layer="layout" svg:width="0.82cm" svg:height="0.962cm" svg:x="4.076cm" svg:y="15.523cm">
          <draw:text-box>
            <text:p><text:span text:style-name="T2">x</text:span></text:p>
          </draw:text-box>
        </draw:frame>
        <draw:frame draw:style-name="gr38" draw:text-style-name="P22" draw:layer="layout" svg:width="0.82cm" svg:height="0.962cm" svg:x="2.035cm" svg:y="13.655cm">
          <draw:text-box>
            <text:p><text:span text:style-name="T2">y</text:span></text:p>
          </draw:text-box>
        </draw:frame>
        <draw:ellipse draw:style-name="gr17" draw:text-style-name="P11" xml:id="id10" draw:id="id10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18" draw:text-style-name="P3" draw:layer="layout" draw:type="curve" svg:x1="29.028cm" svg:y1="7.414cm" svg:x2="30.073cm" svg:y2="9.105cm" draw:start-shape="id10" draw:start-glue-point="3" svg:d="M29028 7414c1236 0 714 1691 1045 1691" svg:viewBox="0 0 1046 1692">
          <text:p/>
        </draw:connector>
        <draw:custom-shape draw:style-name="gr28" draw:text-style-name="P18" draw:layer="layout" svg:width="0.822cm" svg:height="0.822cm" svg:x="27.978cm" svg:y="7.323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43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21cm" svg:y1="8.304cm" svg:x2="22.2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frame draw:style-name="gr32" draw:text-style-name="P13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27" draw:layer="layout" svg:width="2.399cm" svg:height="1.427cm" svg:x="15.523cm" svg:y="14.493cm">
          <draw:text-box>
            <text:p text:style-name="P26"><text:span text:style-name="T3">Phase</text:span></text:p>
            <text:p text:style-name="P26"><text:span text:style-name="T3">shifter 2</text:span></text:p>
          </draw:text-box>
        </draw:frame>
        <draw:custom-shape draw:style-name="gr53" draw:text-style-name="P12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27" draw:layer="layout" svg:width="2.399cm" svg:height="1.427cm" svg:x="5.326cm" svg:y="14.508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path draw:style-name="gr54" draw:text-style-name="P28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54" draw:text-style-name="P28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5" draw:text-style-name="P29" draw:layer="layout" svg:width="0.815cm" svg:height="0.878cm" svg:x="15.97cm" svg:y="8.795cm">
          <draw:text-box>
            <text:p><text:span text:style-name="T4">0</text:span></text:p>
          </draw:text-box>
        </draw:frame>
        <draw:custom-shape draw:style-name="gr53" draw:text-style-name="P12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g>
          <draw:custom-shape draw:style-name="gr39" draw:text-style-name="P23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8.893cm" svg:height="11.227cm" svg:x="14.687cm" svg:y="5.182cm">
            <text:p text:style-name="P17"><text:s/></text:p>
            <draw:enhanced-geometry svg:viewBox="0 0 21600 21600" draw:type="rectangle" draw:enhanced-path="M 0 0 L 21600 0 21600 21600 0 21600 0 0 Z N"/>
          </draw:custom-shape>
          <draw:custom-shape draw:style-name="gr41" draw:text-style-name="P25" draw:layer="layout" svg:width="7.723cm" svg:height="11.227cm" svg:x="23.557cm" svg:y="5.143cm">
            <text:p text:style-name="P17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42" draw:text-style-name="P13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4.266cm" svg:y1="8.319cm" svg:x2="14.266cm" svg:y2="13.432cm">
          <text:p/>
        </draw:line>
        <draw:custom-shape draw:style-name="gr29" draw:text-style-name="P19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22.41cm" svg:y1="8.304cm" svg:x2="22.41cm" svg:y2="13.432cm">
          <text:p/>
        </draw:line>
        <draw:line draw:style-name="gr46" draw:text-style-name="P5" draw:layer="layout" svg:x1="16.542cm" svg:y1="10.581cm" svg:x2="28.079cm" svg:y2="10.581cm">
          <text:p/>
        </draw:line>
        <draw:frame draw:style-name="gr47" draw:text-style-name="P13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49" draw:text-style-name="P5" draw:layer="layout" svg:x1="22.392cm" svg:y1="13.432cm" svg:x2="25.274cm" svg:y2="10.55cm">
          <text:p/>
        </draw:line>
        <draw:line draw:style-name="gr49" draw:text-style-name="P5" draw:layer="layout" svg:x1="25.209cm" svg:y1="10.581cm" svg:x2="29.73cm" svg:y2="10.581cm">
          <text:p/>
        </draw:line>
        <draw:line draw:style-name="gr16" draw:text-style-name="P5" draw:layer="layout" svg:x1="25.209cm" svg:y1="10.581cm" svg:x2="29.73cm" svg:y2="10.581cm">
          <text:p/>
        </draw:line>
        <draw:line draw:style-name="gr6" draw:text-style-name="P5" draw:layer="layout" svg:x1="5.781cm" svg:y1="13.411cm" svg:x2="8.645cm" svg:y2="10.547cm">
          <text:p/>
        </draw:line>
        <draw:line draw:style-name="gr50" draw:text-style-name="P5" draw:layer="layout" svg:x1="10.697cm" svg:y1="13.401cm" svg:x2="22.464cm" svg:y2="13.401cm">
          <text:p/>
        </draw:line>
        <draw:line draw:style-name="gr51" draw:text-style-name="P5" draw:layer="layout" svg:x1="2.05cm" svg:y1="13.401cm" svg:x2="4.217cm" svg:y2="13.401cm">
          <text:p/>
        </draw:line>
        <draw:line draw:style-name="gr6" draw:text-style-name="P5" draw:layer="layout" svg:x1="25.192cm" svg:y1="10.632cm" svg:x2="28.908cm" svg:y2="6.916cm">
          <text:p/>
        </draw:line>
        <draw:line draw:style-name="gr7" draw:text-style-name="P5" draw:layer="layout" svg:x1="25.191cm" svg:y1="10.633cm" svg:x2="28.907cm" svg:y2="6.917cm">
          <text:p/>
        </draw:line>
        <draw:ellipse draw:style-name="gr17" draw:text-style-name="P11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18" draw:text-style-name="P3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17" draw:text-style-name="P11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18" draw:text-style-name="P3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49" draw:text-style-name="P5" draw:layer="layout" svg:x1="2.711cm" svg:y1="13.401cm" svg:x2="11.513cm" svg:y2="13.401cm">
          <text:p/>
        </draw:line>
        <draw:line draw:style-name="gr6" draw:text-style-name="P5" draw:layer="layout" svg:x1="8.571cm" svg:y1="10.578cm" svg:x2="16.542cm" svg:y2="10.578cm">
          <text:p/>
        </draw:line>
        <draw:custom-shape draw:style-name="gr60" draw:text-style-name="P32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32" draw:text-style-name="P13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52" draw:text-style-name="P33" draw:layer="layout" svg:width="2.399cm" svg:height="1.427cm" svg:x="15.323cm" svg:y="14.293cm">
          <draw:text-box>
            <text:p text:style-name="P8"><text:span text:style-name="T3">Phase</text:span></text:p>
            <text:p text:style-name="P8"><text:span text:style-name="T3">shifter 2</text:span></text:p>
          </draw:text-box>
        </draw:frame>
        <draw:g>
          <draw:path draw:style-name="gr54" draw:text-style-name="P28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56" draw:text-style-name="P30" draw:layer="layout" svg:width="4.486cm" svg:height="0.962cm" svg:x="5.835cm" svg:y="5.3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5.086cm" svg:y="5.3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7.346cm" svg:y="5.325cm">
          <draw:text-box>
            <text:p><text:span text:style-name="T5">Interaction</text:span></text:p>
          </draw:text-box>
        </draw:frame>
        <draw:custom-shape draw:style-name="gr59" draw:text-style-name="P31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21" draw:text-style-name="P13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61" draw:text-style-name="P32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6.468cm" svg:y="13.198cm">
            <draw:text-box>
              <text:p><text:span text:style-name="T4">0</text:span></text:p>
            </draw:text-box>
          </draw:frame>
        </draw:g>
        <draw:frame draw:style-name="gr52" draw:text-style-name="P33" draw:layer="layout" svg:width="2.399cm" svg:height="1.427cm" svg:x="8.527cm" svg:y="11.509cm">
          <draw:text-box>
            <text:p text:style-name="P8"><text:span text:style-name="T3">Phase</text:span></text:p>
            <text:p text:style-name="P8"><text:span text:style-name="T3">shifter 1</text:span></text:p>
          </draw:text-box>
        </draw:frame>
      </draw:page>
      <draw:page draw:name="page4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1" draw:id="id11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1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855cm" svg:y1="8.877cm" svg:x2="19.855cm" svg:y2="13.496cm">
          <text:p/>
        </draw:lin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2" draw:id="id12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2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21.867cm" svg:y2="10.816cm">
          <text:p/>
        </draw:line>
        <draw:line draw:style-name="gr67" draw:text-style-name="P5" draw:layer="layout" svg:x1="19.379cm" svg:y1="14.292cm" svg:x2="21.417cm" svg:y2="10.762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8" draw:text-style-name="P5" draw:layer="layout" svg:x1="21.25cm" svg:y1="10.82cm" svg:x2="24.07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66" draw:text-style-name="P5" draw:layer="layout" svg:x1="21.384cm" svg:y1="10.815cm" svg:x2="22.99cm" svg:y2="8.035cm">
          <text:p/>
        </draw:line>
        <draw:line draw:style-name="gr69" draw:text-style-name="P5" draw:layer="layout" svg:x1="21.316cm" svg:y1="10.939cm" svg:x2="23.099cm" svg:y2="7.85cm">
          <text:p/>
        </draw:line>
        <draw:line draw:style-name="gr70" draw:text-style-name="P5" draw:layer="layout" svg:x1="8.48cm" svg:y1="14.259cm" svg:x2="19.442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3" draw:id="id13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3" draw:start-glue-point="3" svg:d="M25234 108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frame draw:style-name="gr42" draw:text-style-name="P13" draw:layer="layout" svg:width="4.56cm" svg:height="1.305cm" svg:x="14.159cm" svg:y="9.5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1.913cm" svg:y="10.9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2.941cm" svg:y="10.9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20.887cm 9.9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1.408cm 9.0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1.792cm" svg:y="7.9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8.636cm" svg:y="7.9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2.66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9.586cm" svg:y="8.0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1.875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8.67cm" svg:y="8.032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custom-shape draw:style-name="gr62" draw:text-style-name="P23" draw:layer="layout" svg:width="6.299cm" svg:height="9.5cm" svg:x="5.767cm" svg:y="5.84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6.96cm" svg:height="9.449cm" svg:x="12.069cm" svg:y="5.8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5" draw:layer="layout" svg:width="7.772cm" svg:height="9.5cm" svg:x="19.028cm" svg:y="5.8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8" draw:text-style-name="P31" draw:layer="layout" svg:width="21.031cm" svg:height="9.474cm" svg:x="5.763cm" svg:y="5.8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0.72cm" svg:y1="10.416cm" svg:x2="20.724cm" svg:y2="10.416cm">
          <text:p/>
        </draw:line>
        <draw:line draw:style-name="gr67" draw:text-style-name="P5" draw:layer="layout" svg:x1="18.236cm" svg:y1="13.892cm" svg:x2="20.274cm" svg:y2="10.362cm">
          <text:p/>
        </draw:line>
        <draw:line draw:style-name="gr67" draw:text-style-name="P5" draw:layer="layout" svg:x1="20.197cm" svg:y1="10.42cm" svg:x2="23.071cm" svg:y2="10.42cm">
          <text:p/>
        </draw:line>
        <draw:line draw:style-name="gr68" draw:text-style-name="P5" draw:layer="layout" svg:x1="20.107cm" svg:y1="10.42cm" svg:x2="22.931cm" svg:y2="10.42cm">
          <text:p/>
        </draw:line>
        <draw:line draw:style-name="gr66" draw:text-style-name="P5" draw:layer="layout" svg:x1="8.759cm" svg:y1="13.883cm" svg:x2="10.784cm" svg:y2="10.375cm">
          <text:p/>
        </draw:line>
        <draw:line draw:style-name="gr66" draw:text-style-name="P5" draw:layer="layout" svg:x1="20.241cm" svg:y1="10.415cm" svg:x2="21.847cm" svg:y2="7.635cm">
          <text:p/>
        </draw:line>
        <draw:line draw:style-name="gr69" draw:text-style-name="P5" draw:layer="layout" svg:x1="20.173cm" svg:y1="10.539cm" svg:x2="21.956cm" svg:y2="7.45cm">
          <text:p/>
        </draw:line>
        <draw:line draw:style-name="gr70" draw:text-style-name="P5" draw:layer="layout" svg:x1="7.337cm" svg:y1="13.859cm" svg:x2="18.299cm" svg:y2="13.841cm">
          <text:p/>
        </draw:line>
        <draw:line draw:style-name="gr71" draw:text-style-name="P4" draw:layer="layout" svg:x1="6.415cm" svg:y1="13.851cm" svg:x2="8.345cm" svg:y2="13.852cm">
          <text:p/>
        </draw:line>
        <draw:ellipse draw:style-name="gr17" draw:text-style-name="P11" xml:id="id14" draw:id="id14" draw:layer="layout" svg:width="2.002cm" svg:height="1.285cm" draw:transform="skewX (-0.00785398163397448) rotate (-3.14159265358979) translate (24.096cm 11.048cm)" draw:kind="cut" draw:start-angle="88.96" draw:end-angle="271.12">
          <text:p/>
        </draw:ellipse>
        <draw:connector draw:style-name="gr18" draw:text-style-name="P3" draw:layer="layout" draw:type="curve" draw:line-skew="-0.378cm" svg:x1="24.091cm" svg:y1="10.406cm" svg:x2="23.768cm" svg:y2="11.809cm" draw:start-shape="id14" draw:start-glue-point="3" svg:d="M24091 10406c184 0 346 1403-323 1403" svg:viewBox="0 0 485 1404">
          <text:p/>
        </draw:connector>
        <draw:ellipse draw:style-name="gr17" draw:text-style-name="P11" draw:layer="layout" svg:width="2.002cm" svg:height="1.285cm" draw:transform="skewX (-0.00785398163397456) rotate (-2.0943951023932) translate (22.696cm 7.483cm)" draw:kind="cut" draw:start-angle="88.96" draw:end-angle="271.12">
          <text:p/>
        </draw:ellipse>
        <draw:connector draw:style-name="gr18" draw:text-style-name="P3" draw:layer="layout" draw:type="curve" draw:line-skew="0.172cm" svg:x1="22.138cm" svg:y1="7.266cm" svg:x2="23.6cm" svg:y2="7.639cm" svg:d="M22138 7266c0-577 1462-764 1462 373" svg:viewBox="0 0 1463 832">
          <text:p/>
        </draw:connector>
        <draw:frame draw:style-name="gr42" draw:text-style-name="P13" draw:layer="layout" svg:width="4.56cm" svg:height="1.305cm" svg:x="13.916cm" svg:y="9.145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3" draw:text-style-name="P13" draw:layer="layout" svg:width="4.56cm" svg:height="1.414cm" svg:x="13.94cm" svg:y="12.4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8.183cm 12.6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9.598cm" svg:y="12.4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1.768cm" svg:y1="8.492cm" svg:x2="11.768cm" svg:y2="13.848cm">
          <text:p/>
        </draw:line>
        <draw:line draw:style-name="gr3" draw:text-style-name="P3" draw:layer="layout" svg:x1="18.712cm" svg:y1="8.477cm" svg:x2="18.712cm" svg:y2="13.096cm">
          <text:p/>
        </draw:line>
        <draw:custom-shape draw:style-name="gr74" draw:text-style-name="P32" draw:layer="layout" svg:width="1.372cm" svg:height="1.372cm" svg:x="12.384cm" svg:y="13.1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2.567cm" svg:y="13.4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2.989cm" svg:y="13.671cm">
            <draw:text-box>
              <text:p><text:span text:style-name="T4">0</text:span></text:p>
            </draw:text-box>
          </draw:frame>
        </draw:g>
        <draw:frame draw:style-name="gr89" draw:text-style-name="P34" draw:layer="layout" svg:width="4.486cm" svg:height="0.962cm" svg:x="6.673cm" svg:y="4.883cm">
          <draw:text-box>
            <text:p><text:span text:style-name="T5">Pre-selection</text:span></text:p>
          </draw:text-box>
        </draw:frame>
        <draw:frame draw:style-name="gr90" draw:text-style-name="P35" draw:layer="layout" svg:width="4.841cm" svg:height="0.962cm" svg:x="20.494cm" svg:y="4.883cm">
          <draw:text-box>
            <text:p><text:span text:style-name="T5">Post-selection</text:span></text:p>
          </draw:text-box>
        </draw:frame>
        <draw:frame draw:style-name="gr91" draw:text-style-name="P36" draw:layer="layout" svg:width="3.749cm" svg:height="0.962cm" svg:x="13.675cm" svg:y="4.883cm">
          <draw:text-box>
            <text:p><text:span text:style-name="T5">Interaction</text:span></text:p>
          </draw:text-box>
        </draw:frame>
        <draw:g>
          <draw:frame draw:style-name="gr77" draw:text-style-name="P13" draw:layer="layout" svg:width="1.038cm" svg:height="0.807cm" svg:x="20.77cm" svg:y="10.57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78" draw:text-style-name="P13" draw:layer="layout" svg:width="1.008cm" svg:height="0.797cm" svg:x="21.798cm" svg:y="10.57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79" draw:text-style-name="P13" draw:layer="layout" svg:width="1.037cm" svg:height="0.811cm" draw:transform="rotate (1.0471975511966) translate (19.744cm 9.514cm)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80" draw:text-style-name="P13" draw:layer="layout" svg:width="1.004cm" svg:height="0.807cm" draw:transform="rotate (1.0471975511966) translate (20.265cm 8.628cm)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custom-shape draw:style-name="gr81" draw:text-style-name="P19" draw:layer="layout" svg:width="1.118cm" svg:height="1.016cm" svg:x="10.649cm" svg:y="7.51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9" draw:layer="layout" svg:width="1.219cm" svg:height="1.016cm" svg:x="17.493cm" svg:y="7.514cm">
          <text:p/>
          <draw:enhanced-geometry svg:viewBox="0 0 21600 21600" draw:type="rectangle" draw:enhanced-path="M 0 0 L 21600 0 21600 21600 0 21600 0 0 Z N"/>
        </draw:custom-shape>
        <draw:frame draw:style-name="gr83" draw:text-style-name="P13" draw:layer="layout" svg:width="0.183cm" svg:height="0.866cm" svg:x="11.519cm" svg:y="7.5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4" draw:text-style-name="P13" draw:layer="layout" svg:width="0.191cm" svg:height="0.815cm" svg:x="18.443cm" svg:y="7.63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5" draw:text-style-name="P13" draw:layer="layout" svg:width="0.646cm" svg:height="0.866cm" svg:x="10.732cm" svg:y="7.5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86" draw:text-style-name="P13" draw:layer="layout" svg:width="0.854cm" svg:height="0.815cm" svg:x="17.527cm" svg:y="7.632cm">
          <draw:image xlink:href="Pictures/1000020100000130000001102162B9CD0E869E5B.png" xlink:type="simple" xlink:show="embed" xlink:actuate="onLoad" loext:mime-type="image/png">
            <text:p/>
          </draw:image>
        </draw:frame>
        <draw:custom-shape draw:style-name="gr92" draw:text-style-name="P37" draw:layer="layout" svg:width="2.77cm" svg:height="2.77cm" svg:x="23.518cm" svg:y="6.8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8" draw:layer="layout" svg:width="0.363cm" svg:height="0.363cm" svg:x="23.811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2cm" svg:y="9.0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13" draw:layer="layout" svg:width="2.184cm" svg:height="1.524cm" svg:x="23.811cm" svg:y="7.25cm">
          <draw:image xlink:href="Pictures/100000000000017A00000171177EBD697E42E992.png" xlink:type="simple" xlink:show="embed" xlink:actuate="onLoad" loext:mime-type="image/png">
            <text:p/>
          </draw:image>
        </draw:frame>
        <draw:custom-shape draw:style-name="gr92" draw:text-style-name="P37" draw:layer="layout" svg:width="2.77cm" svg:height="2.77cm" svg:x="23.519cm" svg:y="11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13" draw:layer="layout" svg:width="2.184cm" svg:height="1.524cm" svg:x="23.812cm" svg:y="11.733cm">
          <draw:image xlink:href="Pictures/100000000000017A00000171BEC55BB0BA0C64AB.png" xlink:type="simple" xlink:show="embed" xlink:actuate="onLoad" loext:mime-type="image/png">
            <text:p/>
          </draw:image>
        </draw:frame>
        <draw:custom-shape draw:style-name="gr93" draw:text-style-name="P38" draw:layer="layout" svg:width="0.363cm" svg:height="0.363cm" svg:x="23.812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38" draw:layer="layout" svg:width="0.363cm" svg:height="0.363cm" svg:x="25.633cm" svg:y="13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7" draw:layer="layout" svg:width="0.813cm" svg:height="1.575cm" svg:x="12.639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6" draw:text-style-name="P3" draw:layer="layout" svg:x1="13.049cm" svg:y1="8.894cm" svg:x2="13.049cm" svg:y2="10.135cm">
          <text:p/>
        </draw:line>
        <draw:custom-shape draw:style-name="gr97" draw:text-style-name="P39" draw:layer="layout" svg:width="0.759cm" svg:height="3.353cm" svg:x="12.666cm" svg:y="7.8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1.906cm" svg:y="7.082cm">
          <draw:text-box>
            <text:p text:style-name="P8"><text:span text:style-name="T3">Blocker</text:span></text:p>
          </draw:text-box>
        </draw:frame>
      </draw:page>
      <draw:page draw:name="page8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5" draw:id="id15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5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line draw:style-name="gr3" draw:text-style-name="P3" draw:layer="layout" svg:x1="19.855cm" svg:y1="8.877cm" svg:x2="19.855cm" svg:y2="13.496cm">
          <text:p/>
        </draw:lin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  <draw:custom-shape draw:style-name="gr72" draw:text-style-name="P19" draw:layer="layout" svg:width="2.083cm" svg:height="1.016cm" svg:x="10.829cm" svg:y="7.914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9" draw:layer="layout" svg:width="2.184cm" svg:height="1.016cm" svg:x="17.673cm" svg:y="7.914cm">
          <text:p/>
          <draw:enhanced-geometry svg:viewBox="0 0 21600 21600" draw:type="rectangle" draw:enhanced-path="M 0 0 L 21600 0 21600 21600 0 21600 0 0 Z N"/>
        </draw:custom-shape>
        <draw:frame draw:style-name="gr75" draw:text-style-name="P13" draw:layer="layout" svg:width="1.87cm" svg:height="0.866cm" svg:x="10.912cm" svg:y="7.951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76" draw:text-style-name="P13" draw:layer="layout" svg:width="2.087cm" svg:height="0.815cm" svg:x="17.707cm" svg:y="8.031cm">
          <draw:image xlink:href="Pictures/1000020100000130000001102162B9CD0E869E5B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custom-shape draw:style-name="gr62" draw:text-style-name="P23" draw:layer="layout" svg:width="6.299cm" svg:height="9.5cm" svg:x="6.91cm" svg:y="6.0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4" draw:layer="layout" svg:width="6.96cm" svg:height="9.449cm" svg:x="13.212cm" svg:y="6.045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5" draw:layer="layout" svg:width="5.486cm" svg:height="9.5cm" svg:x="20.171cm" svg:y="6.04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65" draw:text-style-name="P31" draw:layer="layout" svg:width="18.745cm" svg:height="9.474cm" svg:x="6.906cm" svg:y="6.045cm">
          <text:p/>
          <draw:enhanced-geometry svg:viewBox="0 0 21600 21600" draw:type="rectangle" draw:enhanced-path="M 0 0 L 21600 0 21600 21600 0 21600 0 0 Z N"/>
        </draw:custom-shape>
        <draw:line draw:style-name="gr66" draw:text-style-name="P5" draw:layer="layout" svg:x1="11.863cm" svg:y1="10.816cm" svg:x2="16.312cm" svg:y2="10.816cm">
          <text:p/>
        </draw:line>
        <draw:frame draw:style-name="gr47" draw:text-style-name="P13" draw:layer="layout" svg:width="2.642cm" svg:height="0.914cm" svg:x="21.555cm" svg:y="10.942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48" draw:text-style-name="P13" draw:layer="layout" svg:width="2.496cm" svg:height="0.94cm" draw:transform="skewX (-0.0148352986419518) rotate (1.03881997078703) translate (20.658cm 10.13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67" draw:text-style-name="P5" draw:layer="layout" svg:x1="19.368cm" svg:y1="14.281cm" svg:x2="22.915cm" svg:y2="8.139cm">
          <text:p/>
        </draw:line>
        <draw:line draw:style-name="gr67" draw:text-style-name="P5" draw:layer="layout" svg:x1="21.34cm" svg:y1="10.82cm" svg:x2="24.214cm" svg:y2="10.82cm">
          <text:p/>
        </draw:line>
        <draw:line draw:style-name="gr66" draw:text-style-name="P5" draw:layer="layout" svg:x1="9.902cm" svg:y1="14.283cm" svg:x2="11.927cm" svg:y2="10.775cm">
          <text:p/>
        </draw:line>
        <draw:line draw:style-name="gr70" draw:text-style-name="P5" draw:layer="layout" svg:x1="8.474cm" svg:y1="14.259cm" svg:x2="19.436cm" svg:y2="14.241cm">
          <text:p/>
        </draw:line>
        <draw:line draw:style-name="gr71" draw:text-style-name="P4" draw:layer="layout" svg:x1="7.558cm" svg:y1="14.251cm" svg:x2="9.488cm" svg:y2="14.252cm">
          <text:p/>
        </draw:line>
        <draw:ellipse draw:style-name="gr17" draw:text-style-name="P11" xml:id="id16" draw:id="id16" draw:layer="layout" svg:width="2.002cm" svg:height="1.285cm" draw:transform="skewX (-0.00785398163397448) rotate (-3.14159265358979) translate (25.239cm 11.448cm)" draw:kind="cut" draw:start-angle="88.96" draw:end-angle="271.12">
          <text:p/>
        </draw:ellipse>
        <draw:connector draw:style-name="gr18" draw:text-style-name="P3" draw:layer="layout" draw:type="curve" draw:line-skew="-0.378cm" svg:x1="25.234cm" svg:y1="10.806cm" svg:x2="24.911cm" svg:y2="12.209cm" draw:start-shape="id16" draw:start-glue-point="3" svg:d="M25234 10806c184 0 346 1403-323 1403" svg:viewBox="0 0 485 1404">
          <text:p/>
        </draw:connector>
        <draw:frame draw:style-name="gr43" draw:text-style-name="P13" draw:layer="layout" svg:width="4.56cm" svg:height="1.414cm" svg:x="15.083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4" draw:text-style-name="P13" draw:layer="layout" svg:width="3.598cm" svg:height="1.197cm" draw:transform="rotate (1.0471975511966) translate (9.326cm 13.01cm)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45" draw:text-style-name="P13" draw:layer="layout" svg:width="2.402cm" svg:height="1.414cm" svg:x="10.741cm" svg:y="12.834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3" draw:text-style-name="P3" draw:layer="layout" svg:x1="12.911cm" svg:y1="8.892cm" svg:x2="12.911cm" svg:y2="14.248cm">
          <text:p/>
        </draw:line>
        <draw:custom-shape draw:style-name="gr29" draw:text-style-name="P19" draw:layer="layout" svg:width="1.981cm" svg:height="0.965cm" svg:x="10.933cm" svg:y="7.927cm">
          <text:p/>
          <draw:enhanced-geometry svg:viewBox="0 0 21600 21600" draw:type="rectangle" draw:enhanced-path="M 0 0 L 21600 0 21600 21600 0 21600 0 0 Z N"/>
        </draw:custom-shape>
        <draw:frame draw:style-name="gr30" draw:text-style-name="P13" draw:layer="layout" svg:width="1.657cm" svg:height="0.882cm" svg:x="11.142cm" svg:y="7.963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3" draw:text-style-name="P3" draw:layer="layout" svg:x1="19.855cm" svg:y1="8.877cm" svg:x2="19.855cm" svg:y2="13.496cm">
          <text:p/>
        </draw:line>
        <draw:frame draw:style-name="gr32" draw:text-style-name="P13" draw:layer="layout" svg:width="1.068cm" svg:height="0.878cm" svg:x="18.681cm" svg:y="7.96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33" draw:text-style-name="P19" draw:layer="layout" svg:width="1.422cm" svg:height="0.965cm" svg:x="18.433cm" svg:y="7.9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2" draw:layer="layout" svg:width="1.372cm" svg:height="1.372cm" svg:x="13.527cm" svg:y="13.513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4" draw:text-style-name="P28" draw:layer="layout" svg:width="0.842cm" svg:height="0.765cm" svg:x="13.71cm" svg:y="13.839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55" draw:text-style-name="P29" draw:layer="layout" svg:width="0.815cm" svg:height="0.878cm" svg:x="14.132cm" svg:y="14.071cm">
            <draw:text-box>
              <text:p><text:span text:style-name="T4">0</text:span></text:p>
            </draw:text-box>
          </draw:frame>
        </draw:g>
        <draw:frame draw:style-name="gr56" draw:text-style-name="P30" draw:layer="layout" svg:width="4.486cm" svg:height="0.962cm" svg:x="7.816cm" svg:y="6.12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494cm" svg:y="6.12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818cm" svg:y="6.125cm">
          <draw:text-box>
            <text:p><text:span text:style-name="T5">Interaction</text:span></text:p>
          </draw:text-box>
        </draw:frame>
        <draw:custom-shape draw:style-name="gr99" draw:text-style-name="P40" draw:layer="layout" svg:width="0.813cm" svg:height="2.184cm" svg:x="15.938cm" svg:y="9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8" draw:text-style-name="P33" draw:layer="layout" svg:width="2.276cm" svg:height="0.839cm" svg:x="15.206cm" svg:y="8.981cm">
          <draw:text-box>
            <text:p text:style-name="P8"><text:span text:style-name="T3">Blocker</text:span></text:p>
          </draw:text-box>
        </draw:frame>
        <draw:ellipse draw:style-name="gr17" draw:text-style-name="P11" draw:layer="layout" svg:width="2.002cm" svg:height="1.285cm" draw:transform="skewX (-0.00785398163397456) rotate (-2.0943951023932) translate (23.839cm 7.883cm)" draw:kind="cut" draw:start-angle="88.96" draw:end-angle="271.12">
          <text:p/>
        </draw:ellipse>
        <draw:connector draw:style-name="gr18" draw:text-style-name="P3" draw:layer="layout" draw:type="curve" draw:line-skew="0.172cm" svg:x1="23.281cm" svg:y1="7.666cm" svg:x2="24.743cm" svg:y2="8.039cm" svg:d="M23281 7666c0-577 1462-764 1462 373" svg:viewBox="0 0 1463 832">
          <text:p/>
        </draw:connector>
      </draw:page>
      <draw:page draw:name="page10" draw:style-name="dp1" draw:master-page-name="Default">
        <draw:custom-shape draw:style-name="gr100" draw:text-style-name="P41" draw:layer="layout" svg:width="5.283cm" svg:height="7.852cm" svg:x="4.781cm" svg:y="6.881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42" draw:layer="layout" svg:width="7.772cm" svg:height="7.853cm" svg:x="10.029cm" svg:y="6.88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43" draw:layer="layout" svg:width="6.706cm" svg:height="7.853cm" svg:x="17.798cm" svg:y="6.873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03" draw:text-style-name="P31" draw:layer="layout" svg:width="19.71cm" svg:height="7.874cm" svg:x="4.781cm" svg:y="6.838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5.179cm" svg:y="6.8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8.731cm" svg:y="6.8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2.041cm" svg:y="6.865cm">
          <draw:text-box>
            <text:p><text:span text:style-name="T5">Interaction</text:span></text:p>
          </draw:text-box>
        </draw:frame>
        <draw:line draw:style-name="gr104" draw:text-style-name="P44" draw:layer="layout" svg:x1="9.856cm" svg:y1="8.596cm" svg:x2="9.856cm" svg:y2="13.659cm">
          <text:p/>
        </draw:line>
        <draw:line draw:style-name="gr105" draw:text-style-name="P3" draw:layer="layout" svg:x1="16.979cm" svg:y1="8.463cm" svg:x2="16.979cm" svg:y2="11.79cm">
          <text:p/>
        </draw:line>
        <draw:line draw:style-name="gr66" draw:text-style-name="P5" draw:layer="layout" svg:x1="9.629cm" svg:y1="11.045cm" svg:x2="22.094cm" svg:y2="11.045cm">
          <text:p/>
        </draw:line>
        <draw:line draw:style-name="gr67" draw:text-style-name="P5" draw:layer="layout" svg:x1="15.155cm" svg:y1="13.65cm" svg:x2="19.569cm" svg:y2="9.236cm">
          <text:p/>
        </draw:line>
        <draw:line draw:style-name="gr66" draw:text-style-name="P5" draw:layer="layout" svg:x1="7.072cm" svg:y1="13.643cm" svg:x2="9.67cm" svg:y2="11.045cm">
          <text:p/>
        </draw:line>
        <draw:line draw:style-name="gr70" draw:text-style-name="P5" draw:layer="layout" svg:x1="5.708cm" svg:y1="13.645cm" svg:x2="15.208cm" svg:y2="13.631cm">
          <text:p/>
        </draw:line>
        <draw:line draw:style-name="gr71" draw:text-style-name="P4" draw:layer="layout" svg:x1="4.947cm" svg:y1="13.644cm" svg:x2="6.877cm" svg:y2="13.645cm">
          <text:p/>
        </draw:line>
        <draw:custom-shape draw:style-name="gr106" draw:text-style-name="P32" draw:layer="layout" svg:width="1.372cm" svg:height="1.372cm" svg:x="10.504cm" svg:y="12.948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3.636cm" svg:y="8.294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7.772cm" svg:y1="11.045cm" svg:x2="22.308cm" svg:y2="11.045cm">
          <text:p/>
        </draw:line>
        <draw:ellipse draw:style-name="gr17" draw:text-style-name="P11" xml:id="id17" draw:id="id17" draw:layer="layout" svg:width="2.002cm" svg:height="1.285cm" draw:transform="skewX (-0.00785398163397448) rotate (-3.14159265358979) translate (23.054cm 11.72cm)" draw:kind="cut" draw:start-angle="88.96" draw:end-angle="271.12">
          <text:p/>
        </draw:ellipse>
        <draw:connector draw:style-name="gr18" draw:text-style-name="P3" draw:layer="layout" draw:type="curve" draw:line-skew="-0.378cm" svg:x1="23.049cm" svg:y1="11.078cm" svg:x2="23.626cm" svg:y2="12.039cm" draw:start-shape="id17" draw:start-glue-point="3" svg:d="M23049 11078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6.678cm 12.643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7.806cm" svg:y1="10.997cm" svg:x2="19.543cm" svg:y2="9.26cm">
          <text:p/>
        </draw:line>
        <draw:custom-shape draw:style-name="gr109" draw:text-style-name="P46" draw:layer="layout" svg:width="2.083cm" svg:height="0.203cm" draw:transform="rotate (-1.0471975511966) translate (17.302cm 10.095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6.764cm" svg:y="8.2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144cm" svg:height="0.93cm" svg:x="19.711cm" svg:y="10.005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12" draw:text-style-name="P13" draw:layer="layout" svg:width="2.144cm" svg:height="0.858cm" svg:x="19.711cm" svg:y="8.25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19.519cm" svg:y1="9.26cm" svg:x2="22.307cm" svg:y2="9.26cm">
          <text:p/>
        </draw:line>
        <draw:line draw:style-name="gr68" draw:text-style-name="P5" draw:layer="layout" svg:x1="19.602cm" svg:y1="9.26cm" svg:x2="22.449cm" svg:y2="9.26cm">
          <text:p/>
        </draw:line>
        <draw:connector draw:style-name="gr18" draw:text-style-name="P3" draw:layer="layout" draw:type="curve" svg:x1="23.049cm" svg:y1="9.27cm" svg:x2="23.818cm" svg:y2="8.546cm" draw:start-shape="id18" draw:start-glue-point="3" svg:d="M23049 9270c952 0 568-724 769-724" svg:viewBox="0 0 770 725">
          <text:p/>
        </draw:connector>
        <draw:ellipse draw:style-name="gr17" draw:text-style-name="P11" xml:id="id18" draw:id="id18" draw:layer="layout" svg:width="2.002cm" svg:height="1.285cm" draw:transform="skewX (-0.00785398163397448) rotate (-3.14159265358979) translate (23.054cm 9.912cm)" draw:kind="cut" draw:start-angle="88.96" draw:end-angle="271.12">
          <text:p/>
        </draw:ellipse>
        <draw:frame draw:style-name="gr113" draw:text-style-name="P9" draw:layer="layout" svg:width="3.144cm" svg:height="1.155cm" draw:transform="rotate (0.785398163397448) translate (6.811cm 12.307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2.372cm" svg:y="12.533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0.9cm" svg:y="13.103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3" draw:text-style-name="P9" draw:layer="layout" svg:width="3.144cm" svg:height="1.155cm" svg:x="11.959cm" svg:y="9.906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6" draw:text-style-name="P9" draw:layer="layout" svg:width="2.962cm" svg:height="1.027cm" svg:x="6.805cm" svg:y="8.25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3.771cm" svg:y="8.31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8.081cm" svg:y="12.53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</draw:page>
      <draw:page draw:name="page11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2" draw:text-style-name="P31" draw:layer="layout" svg:width="17.678cm" svg:height="8.382cm" svg:x="7.442cm" svg:y="6.576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23.303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19" draw:id="id19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19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9.612cm" svg:y1="10.779cm" svg:x2="20.574cm" svg:y2="9.114cm">
          <text:p/>
        </draw:lin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line draw:style-name="gr68" draw:text-style-name="P5" draw:layer="layout" svg:x1="20.683cm" svg:y1="8.998cm" svg:x2="23.53cm" svg:y2="8.998cm">
          <text:p/>
        </draw:line>
        <draw:connector draw:style-name="gr18" draw:text-style-name="P3" draw:layer="layout" draw:type="curve" svg:x1="24.13cm" svg:y1="9.008cm" svg:x2="24.899cm" svg:y2="8.284cm" draw:start-shape="id20" draw:start-glue-point="3" svg:d="M24130 9008c952 0 568-724 769-724" svg:viewBox="0 0 770 725">
          <text:p/>
        </draw:connector>
        <draw:ellipse draw:style-name="gr17" draw:text-style-name="P11" xml:id="id20" draw:id="id20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3" draw:text-style-name="P9" draw:layer="layout" svg:width="3.144cm" svg:height="1.155cm" svg:x="14.62cm" svg:y="9.64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6" draw:text-style-name="P9" draw:layer="layout" svg:width="2.962cm" svg:height="1.027cm" svg:x="9.466cm" svg:y="7.98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5.432cm" svg:y="8.05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</draw:page>
      <draw:page draw:name="page12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13.76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5" draw:layer="layout" svg:width="3.353cm" svg:height="1.067cm" svg:x="15.297cm" svg:y="8.032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21" draw:id="id21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1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9.425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22" draw:start-glue-point="3" svg:d="M24130 9008c952 0 568-724 769-724" svg:viewBox="0 0 770 725">
          <text:p/>
        </draw:connector>
        <draw:ellipse draw:style-name="gr17" draw:text-style-name="P11" xml:id="id22" draw:id="id22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6" draw:text-style-name="P9" draw:layer="layout" svg:width="2.962cm" svg:height="1.027cm" svg:x="9.466cm" svg:y="7.989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5.432cm" svg:y="8.05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</draw:page>
      <draw:page draw:name="page13" draw:style-name="dp1" draw:master-page-name="Default">
        <draw:custom-shape draw:style-name="gr127" draw:text-style-name="P41" draw:layer="layout" svg:width="7.417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50" draw:layer="layout" svg:width="5.557cm" svg:height="10.82cm" svg:x="15.388cm" svg:y="5.385cm">
          <text:p text:style-name="P49"><text:span text:style-name="T2"><text:s/></text:span></text:p>
          <draw:enhanced-geometry svg:viewBox="0 0 21600 21600" draw:type="rectangle" draw:enhanced-path="M 0 0 L 21600 0 21600 21600 0 21600 0 0 Z N"/>
        </draw:custom-shape>
        <draw:custom-shape draw:style-name="gr129" draw:text-style-name="P51" draw:layer="layout" svg:width="4.724cm" svg:height="10.82cm" svg:x="20.881cm" svg:y="5.385cm">
          <text:p text:style-name="P49"><text:span text:style-name="T2"><text:s/>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0" draw:text-style-name="P31" draw:layer="layout" svg:width="17.678cm" svg:height="10.82cm" svg:x="7.978cm" svg:y="5.385cm">
          <text:p/>
          <draw:enhanced-geometry svg:viewBox="0 0 21600 21600" draw:type="rectangle" draw:enhanced-path="M 0 0 L 21600 0 21600 21600 0 21600 0 0 Z N"/>
        </draw:custom-shape>
        <draw:custom-shape draw:style-name="gr131" draw:text-style-name="P52" draw:layer="layout" svg:width="13.056cm" svg:height="6.604cm" svg:x="9.104cm" svg:y="9.033cm">
          <text:p/>
          <draw:enhanced-geometry svg:viewBox="0 0 21600 21600" draw:type="rectangle" draw:enhanced-path="M 0 0 L 21600 0 21600 21600 0 21600 0 0 Z N"/>
        </draw:custom-shape>
        <draw:line draw:style-name="gr105" draw:text-style-name="P3" draw:layer="layout" svg:x1="15.066cm" svg:y1="7.96cm" svg:x2="15.066cm" svg:y2="14.09cm">
          <text:p/>
        </draw:line>
        <draw:line draw:style-name="gr105" draw:text-style-name="P3" draw:layer="layout" svg:x1="20.73cm" svg:y1="7.96cm" svg:x2="20.73cm" svg:y2="12.554cm">
          <text:p/>
        </draw:line>
        <draw:line draw:style-name="gr51" draw:text-style-name="P5" draw:layer="layout" svg:x1="8.175cm" svg:y1="11.651cm" svg:x2="9.791cm" svg:y2="12.239cm">
          <text:p/>
        </draw:line>
        <draw:line draw:style-name="gr49" draw:text-style-name="P5" draw:layer="layout" svg:x1="8.553cm" svg:y1="11.785cm" svg:x2="15.6cm" svg:y2="14.349cm">
          <text:p/>
        </draw:line>
        <draw:line draw:style-name="gr6" draw:text-style-name="P5" draw:layer="layout" svg:x1="10.156cm" svg:y1="12.302cm" svg:x2="15.6cm" svg:y2="10.321cm">
          <text:p/>
        </draw:line>
        <draw:line draw:style-name="gr6" draw:text-style-name="P5" draw:layer="layout" svg:x1="15.656cm" svg:y1="10.321cm" svg:x2="24.442cm" svg:y2="13.52cm">
          <text:p/>
        </draw:line>
        <draw:line draw:style-name="gr49" draw:text-style-name="P5" draw:layer="layout" svg:x1="15.604cm" svg:y1="14.351cm" svg:x2="24.44cm" svg:y2="11.134cm">
          <text:p/>
        </draw:line>
        <draw:line draw:style-name="gr7" draw:text-style-name="P5" draw:layer="layout" svg:x1="21.236cm" svg:y1="12.354cm" svg:x2="24.6cm" svg:y2="13.578cm">
          <text:p/>
        </draw:line>
        <draw:line draw:style-name="gr16" draw:text-style-name="P5" draw:layer="layout" svg:x1="21.236cm" svg:y1="12.3cm" svg:x2="24.6cm" svg:y2="11.075cm">
          <text:p/>
        </draw:line>
        <draw:g>
          <draw:custom-shape draw:style-name="gr132" draw:text-style-name="P40" draw:layer="layout" svg:width="6.35cm" svg:height="0.512cm" draw:transform="rotate (-1.5707963267949) translate (10.366cm 9.16cm)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40" draw:layer="layout" svg:width="6.35cm" svg:height="0.496cm" draw:transform="rotate (-1.5707963267949) translate (15.86cm 9.16cm)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40" draw:layer="layout" svg:width="6.35cm" svg:height="0.512cm" draw:transform="rotate (-1.5707963267949) translate (21.411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23" draw:id="id23" draw:layer="layout" svg:width="2.002cm" svg:height="1.285cm" draw:transform="skewX (-0.00785398163397442) rotate (2.79252680319093) translate (24.837cm 14.345cm)" draw:kind="cut" draw:start-angle="88.96" draw:end-angle="271.12">
          <text:p/>
        </draw:ellipse>
        <draw:connector draw:style-name="gr18" draw:text-style-name="P3" draw:layer="layout" draw:type="curve" draw:line-skew="-0.444cm" svg:x1="25.052cm" svg:y1="13.74cm" svg:x2="25.385cm" svg:y2="14.903cm" draw:start-shape="id23" draw:start-glue-point="3" svg:d="M25052 137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612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3" draw:layer="layout" svg:width="0.203cm" svg:height="2.184cm" svg:x="13.165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9.388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" draw:layer="layout" svg:width="0.813cm" svg:height="2.591cm" svg:x="16.138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3" draw:layer="layout" svg:x1="16.548cm" svg:y1="9.294cm" svg:x2="16.548cm" svg:y2="10.535cm">
          <text:p/>
        </draw:line>
        <draw:custom-shape draw:style-name="gr27" draw:text-style-name="P54" draw:layer="layout" svg:width="0.822cm" svg:height="0.822cm" svg:x="9.149cm" svg:y="9.104cm">
          <text:p text:style-name="P49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1.149cm" svg:y="11.924cm">
          <text:p text:style-name="P49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2.849cm" svg:y="10.805cm">
          <text:p text:style-name="P49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6.132cm" svg:y="7.645cm">
          <text:p text:style-name="P49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19.415cm" svg:y="11.924cm">
          <text:p text:style-name="P49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4" draw:layer="layout" svg:width="0.822cm" svg:height="0.822cm" svg:x="24.116cm" svg:y="13.125cm">
          <text:p text:style-name="P49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39" draw:layer="layout" svg:width="0.813cm" svg:height="8.28cm" svg:x="16.138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55" draw:layer="layout" svg:width="4.486cm" svg:height="0.962cm" svg:x="9.39cm" svg:y="5.565cm">
          <draw:text-box>
            <text:p><text:span text:style-name="T7">Pre-selection</text:span></text:p>
          </draw:text-box>
        </draw:frame>
        <draw:frame draw:style-name="gr57" draw:text-style-name="P55" draw:layer="layout" svg:width="4.841cm" svg:height="0.962cm" svg:x="20.823cm" svg:y="5.565cm">
          <draw:text-box>
            <text:p><text:span text:style-name="T7">Post-selection</text:span></text:p>
          </draw:text-box>
        </draw:frame>
        <draw:frame draw:style-name="gr58" draw:text-style-name="P55" draw:layer="layout" svg:width="3.749cm" svg:height="0.962cm" svg:x="16.292cm" svg:y="5.565cm">
          <draw:text-box>
            <text:p><text:span text:style-name="T7">Interaction</text:span></text:p>
          </draw:text-box>
        </draw:frame>
        <draw:ellipse draw:style-name="gr17" draw:text-style-name="P11" xml:id="id24" draw:id="id24" draw:layer="layout" svg:width="2.002cm" svg:height="1.285cm" draw:transform="skewX (-0.00785398163397447) rotate (-2.79252680319093) translate (25.235cm 11.524cm)" draw:kind="cut" draw:start-angle="88.96" draw:end-angle="271.12">
          <text:p/>
        </draw:ellipse>
        <draw:connector draw:style-name="gr18" draw:text-style-name="P3" draw:layer="layout" draw:type="curve" draw:line-skew="-0.157cm" svg:x1="25.011cm" svg:y1="10.922cm" svg:x2="25.222cm" svg:y2="9.476cm" draw:start-shape="id24" draw:start-glue-point="3" svg:d="M25011 10922c555 0 449-1446 211-1446" svg:viewBox="0 0 405 1447">
          <text:p/>
        </draw:connector>
        <draw:custom-shape draw:style-name="gr27" draw:text-style-name="P54" draw:layer="layout" svg:width="0.822cm" svg:height="0.822cm" svg:x="24.116cm" svg:y="10.725cm">
          <text:p text:style-name="P49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45" draw:layer="layout" svg:width="3.353cm" svg:height="1.067cm" svg:x="17.377cm" svg:y="7.15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7" draw:layer="layout" svg:width="3.099cm" svg:height="1.067cm" svg:x="11.965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6" draw:text-style-name="P9" draw:layer="layout" svg:width="2.838cm" svg:height="0.984cm" svg:x="12.066cm" svg:y="7.15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7" draw:text-style-name="P9" draw:layer="layout" svg:width="3.136cm" svg:height="0.943cm" svg:x="17.512cm" svg:y="7.217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</draw:page>
      <draw:page draw:name="page14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104" draw:text-style-name="P44" draw:layer="layout" svg:x1="12.517cm" svg:y1="8.334cm" svg:x2="12.517cm" svg:y2="13.883cm">
          <text:p/>
        </draw:line>
        <draw:line draw:style-name="gr105" draw:text-style-name="P3" draw:layer="layout" svg:x1="18.64cm" svg:y1="8.201cm" svg:x2="18.64cm" svg:y2="12.434cm">
          <text:p/>
        </draw:line>
        <draw:line draw:style-name="gr66" draw:text-style-name="P5" draw:layer="layout" svg:x1="11.526cm" svg:y1="10.783cm" svg:x2="23.303cm" svg:y2="10.783cm">
          <text:p/>
        </draw:lin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69" draw:text-style-name="P5" draw:layer="layout" svg:x1="19.602cm" svg:y1="10.783cm" svg:x2="23.409cm" svg:y2="10.783cm">
          <text:p/>
        </draw:line>
        <draw:ellipse draw:style-name="gr17" draw:text-style-name="P11" xml:id="id25" draw:id="id25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5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line draw:style-name="gr68" draw:text-style-name="P5" draw:layer="layout" svg:x1="19.612cm" svg:y1="10.779cm" svg:x2="20.574cm" svg:y2="9.114cm">
          <text:p/>
        </draw:lin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7" draw:layer="layout" svg:width="1.778cm" svg:height="1.067cm" svg:x="10.739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line draw:style-name="gr68" draw:text-style-name="P5" draw:layer="layout" svg:x1="20.683cm" svg:y1="8.998cm" svg:x2="23.53cm" svg:y2="8.998cm">
          <text:p/>
        </draw:line>
        <draw:connector draw:style-name="gr18" draw:text-style-name="P3" draw:layer="layout" draw:type="curve" svg:x1="24.13cm" svg:y1="9.008cm" svg:x2="24.899cm" svg:y2="8.284cm" draw:start-shape="id26" draw:start-glue-point="3" svg:d="M24130 9008c952 0 568-724 769-724" svg:viewBox="0 0 770 725">
          <text:p/>
        </draw:connector>
        <draw:ellipse draw:style-name="gr17" draw:text-style-name="P11" xml:id="id26" draw:id="id26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3" draw:text-style-name="P9" draw:layer="layout" svg:width="3.144cm" svg:height="1.155cm" svg:x="14.62cm" svg:y="9.644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g>
          <draw:frame draw:style-name="gr139" draw:text-style-name="P9" draw:layer="layout" svg:width="0.216cm" svg:height="1.027cm" svg:x="12.176cm" svg:y="7.98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0" draw:text-style-name="P9" draw:layer="layout" svg:width="1.245cm" svg:height="1.027cm" svg:x="10.848cm" svg:y="7.9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8.28cm" svg:y="8.057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2" draw:text-style-name="P9" draw:layer="layout" svg:width="0.637cm" svg:height="0.943cm" svg:x="17.586cm" svg:y="8.05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7.37cm" svg:y="8.03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5" draw:style-name="dp1" draw:master-page-name="Default">
        <draw:custom-shape draw:style-name="gr119" draw:text-style-name="P41" draw:layer="layout" svg:width="5.283cm" svg:height="8.381cm" svg:x="7.442cm" svg:y="6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6.909cm" svg:height="8.382cm" svg:x="12.69cm" svg:y="6.604cm">
          <text:p text:style-name="P17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3" draw:layer="layout" svg:width="5.537cm" svg:height="8.382cm" svg:x="19.578cm" svg:y="6.604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4" draw:text-style-name="P31" draw:layer="layout" svg:width="17.678cm" svg:height="8.382cm" svg:x="7.442cm" svg:y="6.604cm">
          <text:p/>
          <draw:enhanced-geometry svg:viewBox="0 0 21600 21600" draw:type="rectangle" draw:enhanced-path="M 0 0 L 21600 0 21600 21600 0 21600 0 0 Z N"/>
        </draw:custom-shape>
        <draw:frame draw:style-name="gr56" draw:text-style-name="P30" draw:layer="layout" svg:width="4.486cm" svg:height="0.962cm" svg:x="7.84cm" svg:y="6.703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19.926cm" svg:y="6.718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4.27cm" svg:y="6.703cm">
          <draw:text-box>
            <text:p><text:span text:style-name="T5">Interaction</text:span></text:p>
          </draw:text-box>
        </draw:frame>
        <draw:line draw:style-name="gr67" draw:text-style-name="P5" draw:layer="layout" svg:x1="17.804cm" svg:y1="13.908cm" svg:x2="20.661cm" svg:y2="8.963cm">
          <text:p/>
        </draw:line>
        <draw:line draw:style-name="gr66" draw:text-style-name="P5" draw:layer="layout" svg:x1="9.788cm" svg:y1="13.873cm" svg:x2="11.594cm" svg:y2="10.745cm">
          <text:p/>
        </draw:line>
        <draw:line draw:style-name="gr70" draw:text-style-name="P5" draw:layer="layout" svg:x1="8.369cm" svg:y1="13.883cm" svg:x2="17.869cm" svg:y2="13.869cm">
          <text:p/>
        </draw:line>
        <draw:line draw:style-name="gr71" draw:text-style-name="P4" draw:layer="layout" svg:x1="7.608cm" svg:y1="13.882cm" svg:x2="9.538cm" svg:y2="13.883cm">
          <text:p/>
        </draw:line>
        <draw:custom-shape draw:style-name="gr106" draw:text-style-name="P32" draw:layer="layout" svg:width="1.372cm" svg:height="1.372cm" svg:x="13.165cm" svg:y="13.186cm">
          <text:p/>
          <draw:enhanced-geometry svg:viewBox="0 0 21600 21600" draw:type="rectangle" draw:enhanced-path="M 0 0 L 21600 0 21600 21600 0 21600 0 0 Z N"/>
        </draw:custom-shape>
        <draw:line draw:style-name="gr125" draw:text-style-name="P5" draw:layer="layout" svg:x1="19.602cm" svg:y1="10.783cm" svg:x2="23.409cm" svg:y2="10.783cm">
          <text:p/>
        </draw:line>
        <draw:ellipse draw:style-name="gr17" draw:text-style-name="P11" xml:id="id27" draw:id="id27" draw:layer="layout" svg:width="2.002cm" svg:height="1.285cm" draw:transform="skewX (-0.00785398163397448) rotate (-3.14159265358979) translate (24.155cm 11.458cm)" draw:kind="cut" draw:start-angle="88.96" draw:end-angle="271.12">
          <text:p/>
        </draw:ellipse>
        <draw:connector draw:style-name="gr18" draw:text-style-name="P3" draw:layer="layout" draw:type="curve" draw:line-skew="-0.378cm" svg:x1="24.15cm" svg:y1="10.816cm" svg:x2="24.727cm" svg:y2="11.777cm" draw:start-shape="id27" draw:start-glue-point="3" svg:d="M24150 10816c241 0-47 961 577 961" svg:viewBox="0 0 578 962">
          <text:p/>
        </draw:connector>
        <draw:custom-shape draw:style-name="gr108" draw:text-style-name="P40" draw:layer="layout" svg:width="2.083cm" svg:height="0.203cm" draw:transform="rotate (-1.0471975511966) translate (9.339cm 12.881cm)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6" draw:layer="layout" svg:width="2.083cm" svg:height="0.203cm" draw:transform="rotate (-1.0471975511966) translate (19.163cm 9.833cm)">
          <text:p/>
          <draw:enhanced-geometry svg:viewBox="0 0 21600 21600" draw:type="rectangle" draw:enhanced-path="M 0 0 L 21600 0 21600 21600 0 21600 0 0 Z N"/>
        </draw:custom-shape>
        <draw:frame draw:style-name="gr111" draw:text-style-name="P13" draw:layer="layout" svg:width="2.295cm" svg:height="0.995cm" svg:x="20.661cm" svg:y="9.67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line draw:style-name="gr67" draw:text-style-name="P5" draw:layer="layout" svg:x1="20.6cm" svg:y1="8.998cm" svg:x2="23.388cm" svg:y2="8.998cm">
          <text:p/>
        </draw:line>
        <draw:connector draw:style-name="gr18" draw:text-style-name="P3" draw:layer="layout" draw:type="curve" svg:x1="24.13cm" svg:y1="9.008cm" svg:x2="24.899cm" svg:y2="8.284cm" draw:start-shape="id28" draw:start-glue-point="3" svg:d="M24130 9008c952 0 568-724 769-724" svg:viewBox="0 0 770 725">
          <text:p/>
        </draw:connector>
        <draw:ellipse draw:style-name="gr17" draw:text-style-name="P11" xml:id="id28" draw:id="id28" draw:layer="layout" svg:width="2.002cm" svg:height="1.285cm" draw:transform="skewX (-0.00785398163397448) rotate (-3.14159265358979) translate (24.135cm 9.65cm)" draw:kind="cut" draw:start-angle="88.96" draw:end-angle="271.12">
          <text:p/>
        </draw:ellipse>
        <draw:frame draw:style-name="gr113" draw:text-style-name="P9" draw:layer="layout" svg:width="3.144cm" svg:height="1.155cm" draw:transform="rotate (1.0471975511966) translate (9.126cm 12.734cm)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4" draw:text-style-name="P9" draw:layer="layout" svg:width="2.712cm" svg:height="1.039cm" svg:x="15.033cm" svg:y="12.77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5" draw:text-style-name="P9" draw:layer="layout" svg:width="0.677cm" svg:height="0.92cm" svg:x="13.561cm" svg:y="13.341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18" draw:text-style-name="P9" draw:layer="layout" svg:width="1.723cm" svg:height="1.039cm" svg:x="10.642cm" svg:y="12.772cm">
          <draw:image xlink:href="Pictures/100055C500000F4C0000031AA424FA8BD41AC5D7.svg" xlink:type="simple" xlink:show="embed" xlink:actuate="onLoad" loext:mime-type="image/svg+xml">
            <text:p/>
          </draw:image>
          <draw:image xlink:href="Pictures/10000201000000B9000000254EC66BDC9E028A13.png" xlink:type="simple" xlink:show="embed" xlink:actuate="onLoad" loext:mime-type="image/png"/>
        </draw:frame>
        <draw:frame draw:style-name="gr123" draw:text-style-name="P13" draw:layer="layout" svg:width="2.295cm" svg:height="0.978cm" svg:x="20.662cm" svg:y="7.89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01D045C67FEE6337.png" xlink:type="simple" xlink:show="embed" xlink:actuate="onLoad" loext:mime-type="image/png"/>
        </draw:frame>
        <draw:frame draw:style-name="gr126" draw:text-style-name="P48" draw:layer="layout" svg:width="2.76cm" svg:height="0.962cm" svg:x="12.551cm" svg:y="8.85cm">
          <draw:text-box>
            <text:p text:style-name="P8"><text:span text:style-name="T6">Blocker</text:span></text:p>
          </draw:text-box>
        </draw:frame>
        <draw:line draw:style-name="gr104" draw:text-style-name="P44" draw:layer="layout" svg:x1="12.518cm" svg:y1="8.355cm" svg:x2="12.518cm" svg:y2="13.904cm">
          <text:p/>
        </draw:line>
        <draw:line draw:style-name="gr105" draw:text-style-name="P3" draw:layer="layout" svg:x1="18.641cm" svg:y1="8.222cm" svg:x2="18.641cm" svg:y2="12.455cm">
          <text:p/>
        </draw:line>
        <draw:custom-shape draw:style-name="gr138" draw:text-style-name="P47" draw:layer="layout" svg:width="1.778cm" svg:height="1.067cm" svg:x="10.74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39" draw:text-style-name="P9" draw:layer="layout" svg:width="0.216cm" svg:height="1.027cm" svg:x="12.177cm" svg:y="8.0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0" draw:text-style-name="P9" draw:layer="layout" svg:width="1.245cm" svg:height="1.027cm" svg:x="10.849cm" svg:y="8.011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8.281cm" svg:y="8.078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2" draw:text-style-name="P9" draw:layer="layout" svg:width="0.637cm" svg:height="0.943cm" svg:x="17.587cm" svg:y="8.079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7.371cm" svg:y="8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6" draw:text-style-name="P5" draw:layer="layout" svg:x1="11.526cm" svg:y1="10.783cm" svg:x2="13.76cm" svg:y2="10.783cm">
          <text:p/>
        </draw:line>
        <draw:custom-shape draw:style-name="gr99" draw:text-style-name="P40" draw:layer="layout" svg:width="0.813cm" svg:height="2.184cm" svg:x="13.438cm" svg:y="9.7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6" draw:style-name="dp1" draw:master-page-name="Default">
        <draw:custom-shape draw:style-name="gr127" draw:text-style-name="P41" draw:layer="layout" svg:width="7.417cm" svg:height="10.82cm" svg:x="7.471cm" svg:y="5.385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42" draw:layer="layout" svg:width="5.557cm" svg:height="10.82cm" svg:x="14.881cm" svg:y="5.385cm">
          <text:p text:style-name="P17"><text:s/></text:p>
          <draw:enhanced-geometry svg:viewBox="0 0 21600 21600" draw:type="rectangle" draw:enhanced-path="M 0 0 L 21600 0 21600 21600 0 21600 0 0 Z N"/>
        </draw:custom-shape>
        <draw:custom-shape draw:style-name="gr129" draw:text-style-name="P43" draw:layer="layout" svg:width="4.724cm" svg:height="10.82cm" svg:x="20.374cm" svg:y="5.385cm">
          <text:p text:style-name="P17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1" draw:text-style-name="P52" draw:layer="layout" svg:width="13.056cm" svg:height="6.604cm" svg:x="8.597cm" svg:y="9.033cm">
          <text:p/>
          <draw:enhanced-geometry svg:viewBox="0 0 21600 21600" draw:type="rectangle" draw:enhanced-path="M 0 0 L 21600 0 21600 21600 0 21600 0 0 Z N"/>
        </draw:custom-shape>
        <draw:line draw:style-name="gr105" draw:text-style-name="P3" draw:layer="layout" svg:x1="14.559cm" svg:y1="7.96cm" svg:x2="14.559cm" svg:y2="14.09cm">
          <text:p/>
        </draw:line>
        <draw:line draw:style-name="gr105" draw:text-style-name="P3" draw:layer="layout" svg:x1="20.223cm" svg:y1="7.96cm" svg:x2="20.223cm" svg:y2="12.554cm">
          <text:p/>
        </draw:line>
        <draw:line draw:style-name="gr51" draw:text-style-name="P5" draw:layer="layout" svg:x1="7.668cm" svg:y1="11.651cm" svg:x2="9.284cm" svg:y2="12.239cm">
          <text:p/>
        </draw:line>
        <draw:line draw:style-name="gr49" draw:text-style-name="P5" draw:layer="layout" svg:x1="8.046cm" svg:y1="11.785cm" svg:x2="15.093cm" svg:y2="14.349cm">
          <text:p/>
        </draw:line>
        <draw:line draw:style-name="gr6" draw:text-style-name="P5" draw:layer="layout" svg:x1="9.649cm" svg:y1="12.302cm" svg:x2="15.093cm" svg:y2="10.321cm">
          <text:p/>
        </draw:line>
        <draw:line draw:style-name="gr6" draw:text-style-name="P5" draw:layer="layout" svg:x1="15.149cm" svg:y1="10.321cm" svg:x2="23.935cm" svg:y2="13.52cm">
          <text:p/>
        </draw:line>
        <draw:line draw:style-name="gr49" draw:text-style-name="P5" draw:layer="layout" svg:x1="15.097cm" svg:y1="14.351cm" svg:x2="23.933cm" svg:y2="11.134cm">
          <text:p/>
        </draw:line>
        <draw:line draw:style-name="gr7" draw:text-style-name="P5" draw:layer="layout" svg:x1="20.729cm" svg:y1="12.354cm" svg:x2="24.093cm" svg:y2="13.578cm">
          <text:p/>
        </draw:line>
        <draw:line draw:style-name="gr16" draw:text-style-name="P5" draw:layer="layout" svg:x1="20.729cm" svg:y1="12.3cm" svg:x2="24.093cm" svg:y2="11.075cm">
          <text:p/>
        </draw:line>
        <draw:g>
          <draw:custom-shape draw:style-name="gr132" draw:text-style-name="P40" draw:layer="layout" svg:width="6.35cm" svg:height="0.512cm" draw:transform="rotate (-1.5707963267949) translate (9.859cm 9.16cm)">
            <text:p/>
            <draw:enhanced-geometry svg:viewBox="0 0 21600 21600" draw:type="rectangle" draw:enhanced-path="M 0 0 L 21600 0 21600 21600 0 21600 0 0 Z N"/>
          </draw:custom-shape>
          <draw:custom-shape draw:style-name="gr133" draw:text-style-name="P40" draw:layer="layout" svg:width="6.35cm" svg:height="0.496cm" draw:transform="rotate (-1.5707963267949) translate (15.353cm 9.16cm)">
            <text:p/>
            <draw:enhanced-geometry svg:viewBox="0 0 21600 21600" draw:type="rectangle" draw:enhanced-path="M 0 0 L 21600 0 21600 21600 0 21600 0 0 Z N"/>
          </draw:custom-shape>
          <draw:custom-shape draw:style-name="gr132" draw:text-style-name="P40" draw:layer="layout" svg:width="6.35cm" svg:height="0.512cm" draw:transform="rotate (-1.5707963267949) translate (20.904cm 9.16cm)">
            <text:p/>
            <draw:enhanced-geometry svg:viewBox="0 0 21600 21600" draw:type="rectangle" draw:enhanced-path="M 0 0 L 21600 0 21600 21600 0 21600 0 0 Z N"/>
          </draw:custom-shape>
        </draw:g>
        <draw:ellipse draw:style-name="gr17" draw:text-style-name="P11" xml:id="id29" draw:id="id29" draw:layer="layout" svg:width="2.002cm" svg:height="1.285cm" draw:transform="skewX (-0.00785398163397442) rotate (2.79252680319093) translate (24.33cm 14.345cm)" draw:kind="cut" draw:start-angle="88.96" draw:end-angle="271.12">
          <text:p/>
        </draw:ellipse>
        <draw:connector draw:style-name="gr18" draw:text-style-name="P3" draw:layer="layout" draw:type="curve" draw:line-skew="-0.444cm" svg:x1="24.545cm" svg:y1="13.74cm" svg:x2="24.878cm" svg:y2="14.903cm" draw:start-shape="id29" draw:start-glue-point="3" svg:d="M24545 13740c121 0-45 1163 333 1163" svg:viewBox="0 0 334 1164">
          <text:p/>
        </draw:connector>
        <draw:custom-shape draw:style-name="gr53" draw:text-style-name="P12" draw:layer="layout" svg:width="0.398cm" svg:height="5.787cm" draw:transform="rotate (-0.0872664625997166) translate (11.105cm 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53" draw:layer="layout" svg:width="0.203cm" svg:height="2.184cm" svg:x="12.658cm" svg:y="10.0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2" draw:layer="layout" svg:width="0.398cm" svg:height="5.787cm" draw:transform="rotate (0.0872664625997165) translate (18.881cm 9.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7" draw:layer="layout" svg:width="0.813cm" svg:height="2.591cm" svg:x="15.631cm" svg:y="6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6" draw:text-style-name="P3" draw:layer="layout" svg:x1="16.041cm" svg:y1="9.294cm" svg:x2="16.041cm" svg:y2="10.535cm">
          <text:p/>
        </draw:line>
        <draw:custom-shape draw:style-name="gr27" draw:text-style-name="P18" draw:layer="layout" svg:width="0.822cm" svg:height="0.822cm" svg:x="8.642cm" svg:y="9.104cm">
          <text:p text:style-name="P17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0.642cm" svg:y="11.924cm">
          <text:p text:style-name="P17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2.342cm" svg:y="10.805cm">
          <text:p text:style-name="P17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5.625cm" svg:y="7.645cm">
          <text:p text:style-name="P17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18.908cm" svg:y="11.924cm">
          <text:p text:style-name="P17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8" draw:layer="layout" svg:width="0.822cm" svg:height="0.822cm" svg:x="23.609cm" svg:y="13.125cm">
          <text:p text:style-name="P17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39" draw:layer="layout" svg:width="0.813cm" svg:height="8.28cm" svg:x="15.631cm" svg:y="6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0" draw:layer="layout" svg:width="4.486cm" svg:height="0.962cm" svg:x="8.883cm" svg:y="5.565cm">
          <draw:text-box>
            <text:p><text:span text:style-name="T5">Pre-selection</text:span></text:p>
          </draw:text-box>
        </draw:frame>
        <draw:frame draw:style-name="gr57" draw:text-style-name="P30" draw:layer="layout" svg:width="4.841cm" svg:height="0.962cm" svg:x="20.316cm" svg:y="5.565cm">
          <draw:text-box>
            <text:p><text:span text:style-name="T5">Post-selection</text:span></text:p>
          </draw:text-box>
        </draw:frame>
        <draw:frame draw:style-name="gr58" draw:text-style-name="P30" draw:layer="layout" svg:width="3.749cm" svg:height="0.962cm" svg:x="15.785cm" svg:y="5.565cm">
          <draw:text-box>
            <text:p><text:span text:style-name="T5">Interaction</text:span></text:p>
          </draw:text-box>
        </draw:frame>
        <draw:ellipse draw:style-name="gr17" draw:text-style-name="P11" xml:id="id30" draw:id="id30" draw:layer="layout" svg:width="2.002cm" svg:height="1.285cm" draw:transform="skewX (-0.00785398163397447) rotate (-2.79252680319093) translate (24.728cm 11.524cm)" draw:kind="cut" draw:start-angle="88.96" draw:end-angle="271.12">
          <text:p/>
        </draw:ellipse>
        <draw:connector draw:style-name="gr18" draw:text-style-name="P3" draw:layer="layout" draw:type="curve" draw:line-skew="-0.157cm" svg:x1="24.504cm" svg:y1="10.922cm" svg:x2="24.715cm" svg:y2="9.476cm" draw:start-shape="id30" draw:start-glue-point="3" svg:d="M24504 10922c555 0 449-1446 211-1446" svg:viewBox="0 0 405 1447">
          <text:p/>
        </draw:connector>
        <draw:custom-shape draw:style-name="gr27" draw:text-style-name="P18" draw:layer="layout" svg:width="0.822cm" svg:height="0.822cm" svg:x="23.609cm" svg:y="10.725cm">
          <text:p text:style-name="P17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47" draw:layer="layout" svg:width="1.778cm" svg:height="1.067cm" svg:x="12.779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139" draw:text-style-name="P9" draw:layer="layout" svg:width="0.216cm" svg:height="1.027cm" svg:x="14.241cm" svg:y="7.152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0" draw:text-style-name="P9" draw:layer="layout" svg:width="1.245cm" svg:height="1.027cm" svg:x="12.913cm" svg:y="7.153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g>
          <draw:frame draw:style-name="gr141" draw:text-style-name="P9" draw:layer="layout" svg:width="0.224cm" svg:height="0.943cm" svg:x="19.863cm" svg:y="7.234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  <draw:frame draw:style-name="gr142" draw:text-style-name="P9" draw:layer="layout" svg:width="0.637cm" svg:height="0.943cm" svg:x="19.169cm" svg:y="7.235cm">
            <draw:image xlink:href="Pictures/100055C500000F4C0000031AA424FA8BD41AC5D7.svg" xlink:type="simple" xlink:show="embed" xlink:actuate="onLoad" loext:mime-type="image/svg+xml">
              <text:p/>
            </draw:image>
            <draw:image xlink:href="Pictures/10000201000000B9000000254EC66BDC9E028A13.png" xlink:type="simple" xlink:show="embed" xlink:actuate="onLoad" loext:mime-type="image/png"/>
          </draw:frame>
        </draw:g>
        <draw:custom-shape draw:style-name="gr143" draw:text-style-name="P47" draw:layer="layout" svg:width="1.27cm" svg:height="1.067cm" svg:x="18.953cm" svg:y="7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31" draw:layer="layout" svg:width="17.678cm" svg:height="10.82cm" svg:x="7.442cm" svg:y="5.38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2" svg:font-family="'Lohit Devanagari'" style:font-pitch="variable"/>
    <style:font-face style:name="Noto Sans CJK SC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2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5-02-20T20:48:36.947426996</dc:date>
    <meta:editing-duration>P10DT23H34M27S</meta:editing-duration>
    <meta:editing-cycles>188</meta:editing-cycles>
    <meta:generator>LibreOffice/6.4.7.2$Linux_X86_64 LibreOffice_project/40$Build-2</meta:generator>
    <meta:document-statistic meta:object-count="687"/>
  </office:meta>
</office:document-meta>
</file>